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DC000005BE82C956D51E701C4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a1" style:family="table">
      <style:table-properties style:width="17.59cm" table:align="left"/>
    </style:style>
    <style:style style:name="Tabla1.A" style:family="table-column">
      <style:table-column-properties style:column-width="4.456cm"/>
    </style:style>
    <style:style style:name="Tabla1.B" style:family="table-column">
      <style:table-column-properties style:column-width="4.396cm"/>
    </style:style>
    <style:style style:name="Tabla1.C" style:family="table-column">
      <style:table-column-properties style:column-width="4.41cm"/>
    </style:style>
    <style:style style:name="Tabla1.D" style:family="table-column">
      <style:table-column-properties style:column-width="4.329cm"/>
    </style:style>
    <style:style style:name="Tabla1.A1" style:family="table-cell">
      <style:table-cell-properties style:vertical-align="middle" fo:padding="0.049cm" fo:border="0.75pt solid #000000"/>
    </style:style>
    <style:style style:name="Tabla2" style:family="table">
      <style:table-properties style:width="16.51cm" table:align="margins"/>
    </style:style>
    <style:style style:name="Tabla2.A" style:family="table-column">
      <style:table-column-properties style:column-width="5.503cm" style:rel-column-width="21845*"/>
    </style:style>
    <style:style style:name="Tabla2.A1" style:family="table-cell">
      <style:table-cell-properties fo:padding="0.097cm" fo:border-left="0.5pt solid #000000" fo:border-right="none" fo:border-top="0.5pt solid #000000" fo:border-bottom="0.5pt solid #000000"/>
    </style:style>
    <style:style style:name="Tabla2.C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C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line-height="200%"/>
      <style:text-properties style:font-name="Times New Roman" officeooo:paragraph-rsid="000fe498"/>
    </style:style>
    <style:style style:name="P2" style:family="paragraph" style:parent-style-name="Standard">
      <style:paragraph-properties fo:line-height="200%" fo:text-align="center" style:justify-single-word="false"/>
      <style:text-properties style:font-name="Times New Roman" officeooo:paragraph-rsid="000fe498"/>
    </style:style>
    <style:style style:name="P3" style:family="paragraph" style:parent-style-name="Standard">
      <style:paragraph-properties fo:line-height="200%" fo:text-align="center" style:justify-single-word="false"/>
      <style:text-properties style:font-name="Times New Roman" fo:font-size="12pt" officeooo:paragraph-rsid="000fe498" style:font-size-asian="12pt" style:font-size-complex="12pt"/>
    </style:style>
    <style:style style:name="P4" style:family="paragraph" style:parent-style-name="Standard">
      <style:paragraph-properties fo:line-height="200%" fo:text-align="center" style:justify-single-word="false"/>
      <style:text-properties style:font-name="Times New Roman" fo:font-size="12pt" officeooo:rsid="000fe498" officeooo:paragraph-rsid="000fe498" style:font-size-asian="12pt" style:font-size-complex="12pt"/>
    </style:style>
    <style:style style:name="P5" style:family="paragraph" style:parent-style-name="Standard">
      <style:paragraph-properties fo:line-height="200%" fo:text-align="center" style:justify-single-word="false"/>
      <style:text-properties style:font-name="Times New Roman" style:text-underline-style="solid" style:text-underline-width="auto" style:text-underline-color="font-color" officeooo:paragraph-rsid="000fe498"/>
    </style:style>
    <style:style style:name="P6" style:family="paragraph" style:parent-style-name="Standard">
      <style:paragraph-properties fo:line-height="200%"/>
      <style:text-properties style:font-name="Times New Roman" style:text-underline-style="none" fo:font-weight="normal" officeooo:rsid="000fe498" officeooo:paragraph-rsid="000fe498" style:font-weight-asian="normal" style:font-weight-complex="normal"/>
    </style:style>
    <style:style style:name="P7" style:family="paragraph" style:parent-style-name="Contents_20_3">
      <style:paragraph-properties>
        <style:tab-stops>
          <style:tab-stop style:position="16.51cm" style:type="right" style:leader-style="dotted" style:leader-text="."/>
        </style:tab-stops>
      </style:paragraph-properties>
    </style:style>
    <style:style style:name="P8" style:family="paragraph" style:parent-style-name="Heading_20_3">
      <style:paragraph-properties fo:text-align="center" style:justify-single-word="false" fo:break-before="page"/>
      <style:text-properties officeooo:rsid="003a9523" officeooo:paragraph-rsid="003a9523"/>
    </style:style>
    <style:style style:name="P9" style:family="paragraph" style:parent-style-name="Text_20_body">
      <style:paragraph-properties fo:text-align="center" style:justify-single-word="false"/>
      <style:text-properties officeooo:rsid="003a9523" officeooo:paragraph-rsid="003a9523"/>
    </style:style>
    <style:style style:name="P10" style:family="paragraph" style:parent-style-name="Heading_20_3">
      <style:paragraph-properties fo:text-align="start" style:justify-single-word="false" fo:break-before="page"/>
      <style:text-properties officeooo:rsid="003a9523" officeooo:paragraph-rsid="003a9523"/>
    </style:style>
    <style:style style:name="P11" style:family="paragraph" style:parent-style-name="Text_20_body">
      <style:paragraph-properties fo:text-align="start" style:justify-single-word="false"/>
      <style:text-properties officeooo:rsid="003a9523" officeooo:paragraph-rsid="003a9523"/>
    </style:style>
    <style:style style:name="P12" style:family="paragraph" style:parent-style-name="Heading_20_3">
      <style:paragraph-properties fo:break-before="page"/>
      <style:text-properties officeooo:rsid="003a9523" officeooo:paragraph-rsid="003a9523"/>
    </style:style>
    <style:style style:name="P13" style:family="paragraph" style:parent-style-name="Text_20_body">
      <style:text-properties officeooo:rsid="003a9523" officeooo:paragraph-rsid="003a9523"/>
    </style:style>
    <style:style style:name="P14" style:family="paragraph" style:parent-style-name="Heading_20_3">
      <style:paragraph-properties fo:break-before="page"/>
    </style:style>
    <style:style style:name="P15" style:family="paragraph" style:parent-style-name="Text_20_body">
      <style:text-properties officeooo:paragraph-rsid="003a9523"/>
    </style:style>
    <style:style style:name="P16" style:family="paragraph" style:parent-style-name="Heading_20_3">
      <style:paragraph-properties fo:break-before="page"/>
      <style:text-properties officeooo:paragraph-rsid="003a9523"/>
    </style:style>
    <style:style style:name="P17" style:family="paragraph" style:parent-style-name="Heading_20_3">
      <style:paragraph-properties fo:break-before="page"/>
      <style:text-properties officeooo:rsid="003ac311" officeooo:paragraph-rsid="003ac311"/>
    </style:style>
    <style:style style:name="P18" style:family="paragraph" style:parent-style-name="Text_20_body">
      <style:text-properties officeooo:rsid="003ac311" officeooo:paragraph-rsid="003ac311"/>
    </style:style>
    <style:style style:name="P19" style:family="paragraph" style:parent-style-name="Text_20_body">
      <style:text-properties officeooo:paragraph-rsid="003ac311"/>
    </style:style>
    <style:style style:name="P20" style:family="paragraph" style:parent-style-name="Heading_20_4">
      <style:text-properties style:font-name="Times New Roman"/>
    </style:style>
    <style:style style:name="P21" style:family="paragraph" style:parent-style-name="Heading_20_4">
      <style:paragraph-properties fo:break-before="page"/>
      <style:text-properties style:font-name="Times New Roman"/>
    </style:style>
    <style:style style:name="P22" style:family="paragraph" style:parent-style-name="Contents_20_3">
      <style:paragraph-properties>
        <style:tab-stops>
          <style:tab-stop style:position="16.51cm" style:type="right" style:leader-style="dotted" style:leader-text="."/>
        </style:tab-stops>
      </style:paragraph-properties>
    </style:style>
    <style:style style:name="P23" style:family="paragraph" style:parent-style-name="Contents_20_4">
      <style:paragraph-properties>
        <style:tab-stops>
          <style:tab-stop style:position="16.51cm" style:type="right" style:leader-style="dotted" style:leader-text="."/>
        </style:tab-stops>
      </style:paragraph-properties>
    </style:style>
    <style:style style:name="P24" style:family="paragraph" style:parent-style-name="Heading_20_3">
      <style:text-properties officeooo:paragraph-rsid="00401d4e"/>
    </style:style>
    <style:style style:name="P25" style:family="paragraph" style:parent-style-name="Heading_20_3">
      <style:paragraph-properties fo:break-before="page"/>
      <style:text-properties style:font-name="Times New Roman"/>
    </style:style>
    <style:style style:name="P26" style:family="paragraph" style:parent-style-name="Heading_20_3">
      <style:text-properties style:font-name="Times New Roman" officeooo:rsid="0015105d" officeooo:paragraph-rsid="00401d4e"/>
    </style:style>
    <style:style style:name="P27" style:family="paragraph" style:parent-style-name="Heading_20_3">
      <style:paragraph-properties fo:break-before="page"/>
      <style:text-properties style:font-name="Times New Roman" officeooo:rsid="0015105d" officeooo:paragraph-rsid="00401d4e"/>
    </style:style>
    <style:style style:name="P28" style:family="paragraph" style:parent-style-name="Heading_20_3">
      <style:paragraph-properties fo:break-before="page"/>
      <style:text-properties style:font-name="Times New Roman" fo:language="en" fo:country="US" officeooo:rsid="0015105d" officeooo:paragraph-rsid="00401d4e"/>
    </style:style>
    <style:style style:name="P29" style:family="paragraph" style:parent-style-name="Heading_20_3">
      <style:text-properties style:font-name="Times New Roman" officeooo:paragraph-rsid="00401d4e"/>
    </style:style>
    <style:style style:name="P30" style:family="paragraph" style:parent-style-name="Heading_20_5">
      <style:text-properties style:font-name="Times New Roman"/>
    </style:style>
    <style:style style:name="P31" style:family="paragraph" style:parent-style-name="Horizontal_20_Line">
      <style:text-properties style:font-name="Times New Roman" officeooo:paragraph-rsid="00401d4e"/>
    </style:style>
    <style:style style:name="P32" style:family="paragraph" style:parent-style-name="Standard">
      <style:paragraph-properties fo:line-height="200%" fo:text-align="center" style:justify-single-word="false"/>
      <style:text-properties fo:font-variant="normal" fo:text-transform="none" fo:color="#000000" loext:opacity="100%" style:text-line-through-style="none" style:text-line-through-type="none" style:font-name="Times New Roman" fo:font-size="11.5pt" fo:letter-spacing="normal" fo:font-style="normal" style:text-underline-style="none" fo:font-weight="normal" officeooo:rsid="002d25da" officeooo:paragraph-rsid="0018b8b3" style:text-blinking="false" style:font-size-asian="11.5pt" style:font-size-complex="12pt" loext:padding="0cm" loext:border="none"/>
    </style:style>
    <style:style style:name="P33" style:family="paragraph" style:parent-style-name="Standard">
      <style:paragraph-properties fo:line-height="200%" fo:text-align="center" style:justify-single-word="false"/>
      <style:text-properties style:font-name="Times New Roman" officeooo:paragraph-rsid="000fe498"/>
    </style:style>
    <style:style style:name="P34" style:family="paragraph" style:parent-style-name="Table_20_Contents">
      <style:text-properties officeooo:paragraph-rsid="00401d4e"/>
    </style:style>
    <style:style style:name="P35" style:family="paragraph" style:parent-style-name="Table_20_Contents">
      <style:text-properties style:font-name="Times New Roman" officeooo:paragraph-rsid="00401d4e"/>
    </style:style>
    <style:style style:name="P36" style:family="paragraph" style:parent-style-name="Table_20_Contents">
      <style:text-properties style:font-name="Times New Roman" fo:font-weight="bold" officeooo:paragraph-rsid="00401d4e" style:font-weight-asian="bold" style:font-weight-complex="bold"/>
    </style:style>
    <style:style style:name="P37" style:family="paragraph" style:parent-style-name="Table_20_Contents">
      <style:text-properties style:font-name="Times New Roman" fo:language="es" fo:country="MX" fo:font-weight="bold" officeooo:rsid="0015105d" officeooo:paragraph-rsid="00401d4e" style:font-weight-asian="bold" style:font-weight-complex="bold"/>
    </style:style>
    <style:style style:name="P38" style:family="paragraph" style:parent-style-name="Table_20_Heading">
      <style:text-properties officeooo:paragraph-rsid="00401d4e"/>
    </style:style>
    <style:style style:name="P39" style:family="paragraph" style:parent-style-name="Text_20_body">
      <style:text-properties fo:language="en" fo:country="US" officeooo:rsid="0015105d" officeooo:paragraph-rsid="00401d4e"/>
    </style:style>
    <style:style style:name="P40" style:family="paragraph" style:parent-style-name="Text_20_body" style:list-style-name="L1">
      <style:paragraph-properties fo:margin-top="0cm" fo:margin-bottom="0cm" style:contextual-spacing="false"/>
      <style:text-properties officeooo:paragraph-rsid="00401d4e"/>
    </style:style>
    <style:style style:name="P41" style:family="paragraph" style:parent-style-name="Text_20_body" style:list-style-name="L15">
      <style:paragraph-properties fo:margin-top="0cm" fo:margin-bottom="0cm" style:contextual-spacing="false"/>
      <style:text-properties officeooo:paragraph-rsid="00401d4e"/>
    </style:style>
    <style:style style:name="P42" style:family="paragraph" style:parent-style-name="Text_20_body" style:list-style-name="L16">
      <style:text-properties officeooo:paragraph-rsid="00401d4e"/>
    </style:style>
    <style:style style:name="P43" style:family="paragraph" style:parent-style-name="Text_20_body" style:list-style-name="L16">
      <style:paragraph-properties fo:margin-top="0cm" fo:margin-bottom="0cm" style:contextual-spacing="false"/>
      <style:text-properties officeooo:paragraph-rsid="00401d4e"/>
    </style:style>
    <style:style style:name="P44" style:family="paragraph" style:parent-style-name="Text_20_body" style:list-style-name="L17">
      <style:text-properties officeooo:paragraph-rsid="00401d4e"/>
    </style:style>
    <style:style style:name="P45" style:family="paragraph" style:parent-style-name="Text_20_body" style:list-style-name="L17">
      <style:paragraph-properties fo:margin-top="0cm" fo:margin-bottom="0cm" style:contextual-spacing="false"/>
      <style:text-properties officeooo:paragraph-rsid="00401d4e"/>
    </style:style>
    <style:style style:name="P46" style:family="paragraph" style:parent-style-name="Text_20_body" style:list-style-name="L18">
      <style:text-properties officeooo:paragraph-rsid="00401d4e"/>
    </style:style>
    <style:style style:name="P47" style:family="paragraph" style:parent-style-name="Text_20_body" style:list-style-name="L18">
      <style:paragraph-properties fo:margin-top="0cm" fo:margin-bottom="0cm" style:contextual-spacing="false"/>
      <style:text-properties officeooo:paragraph-rsid="00401d4e"/>
    </style:style>
    <style:style style:name="P48" style:family="paragraph" style:parent-style-name="Text_20_body" style:list-style-name="L19">
      <style:paragraph-properties fo:margin-top="0cm" fo:margin-bottom="0cm" style:contextual-spacing="false"/>
      <style:text-properties officeooo:paragraph-rsid="00401d4e"/>
    </style:style>
    <style:style style:name="P49" style:family="paragraph" style:parent-style-name="Text_20_body" style:list-style-name="L19">
      <style:text-properties officeooo:paragraph-rsid="00401d4e"/>
    </style:style>
    <style:style style:name="P50" style:family="paragraph" style:parent-style-name="Text_20_body" style:list-style-name="L20">
      <style:paragraph-properties fo:margin-top="0cm" fo:margin-bottom="0cm" style:contextual-spacing="false"/>
      <style:text-properties officeooo:paragraph-rsid="00401d4e"/>
    </style:style>
    <style:style style:name="P51" style:family="paragraph" style:parent-style-name="Text_20_body" style:list-style-name="L21">
      <style:paragraph-properties fo:margin-top="0cm" fo:margin-bottom="0cm" style:contextual-spacing="false"/>
      <style:text-properties officeooo:paragraph-rsid="00401d4e"/>
    </style:style>
    <style:style style:name="P52" style:family="paragraph" style:parent-style-name="Text_20_body" style:list-style-name="L21">
      <style:text-properties officeooo:paragraph-rsid="00401d4e"/>
    </style:style>
    <style:style style:name="P53" style:family="paragraph" style:parent-style-name="Text_20_body" style:list-style-name="L22">
      <style:paragraph-properties fo:margin-top="0cm" fo:margin-bottom="0cm" style:contextual-spacing="false"/>
      <style:text-properties officeooo:paragraph-rsid="00401d4e"/>
    </style:style>
    <style:style style:name="P54" style:family="paragraph" style:parent-style-name="Text_20_body" style:list-style-name="L22">
      <style:text-properties officeooo:paragraph-rsid="00401d4e"/>
    </style:style>
    <style:style style:name="P55" style:family="paragraph" style:parent-style-name="Text_20_body" style:list-style-name="L23">
      <style:paragraph-properties fo:margin-top="0cm" fo:margin-bottom="0cm" style:contextual-spacing="false"/>
      <style:text-properties officeooo:paragraph-rsid="00401d4e"/>
    </style:style>
    <style:style style:name="P56" style:family="paragraph" style:parent-style-name="Text_20_body" style:list-style-name="L23">
      <style:text-properties officeooo:paragraph-rsid="00401d4e"/>
    </style:style>
    <style:style style:name="P57" style:family="paragraph" style:parent-style-name="Text_20_body" style:list-style-name="L24">
      <style:paragraph-properties fo:margin-top="0cm" fo:margin-bottom="0cm" style:contextual-spacing="false"/>
      <style:text-properties officeooo:paragraph-rsid="00401d4e"/>
    </style:style>
    <style:style style:name="P58" style:family="paragraph" style:parent-style-name="Text_20_body" style:list-style-name="L24">
      <style:text-properties officeooo:paragraph-rsid="00401d4e"/>
    </style:style>
    <style:style style:name="P59" style:family="paragraph" style:parent-style-name="Text_20_body" style:list-style-name="L25">
      <style:text-properties officeooo:paragraph-rsid="00401d4e"/>
    </style:style>
    <style:style style:name="P60" style:family="paragraph" style:parent-style-name="Text_20_body" style:list-style-name="L26">
      <style:paragraph-properties fo:margin-top="0cm" fo:margin-bottom="0cm" style:contextual-spacing="false"/>
      <style:text-properties officeooo:paragraph-rsid="00401d4e"/>
    </style:style>
    <style:style style:name="P61" style:family="paragraph" style:parent-style-name="Text_20_body" style:list-style-name="L26">
      <style:text-properties officeooo:paragraph-rsid="00401d4e"/>
    </style:style>
    <style:style style:name="P62" style:family="paragraph" style:parent-style-name="Text_20_body" style:list-style-name="L27">
      <style:paragraph-properties fo:margin-top="0cm" fo:margin-bottom="0cm" style:contextual-spacing="false"/>
      <style:text-properties officeooo:paragraph-rsid="00401d4e"/>
    </style:style>
    <style:style style:name="P63" style:family="paragraph" style:parent-style-name="Text_20_body" style:list-style-name="L27">
      <style:text-properties officeooo:paragraph-rsid="00401d4e"/>
    </style:style>
    <style:style style:name="P64" style:family="paragraph" style:parent-style-name="Text_20_body">
      <style:text-properties officeooo:paragraph-rsid="00401d4e"/>
    </style:style>
    <style:style style:name="P65" style:family="paragraph" style:parent-style-name="Text_20_body">
      <style:paragraph-properties fo:break-before="page"/>
      <style:text-properties style:font-name="Times New Roman" officeooo:paragraph-rsid="00401d4e"/>
    </style:style>
    <style:style style:name="P66" style:family="paragraph" style:parent-style-name="Text_20_body">
      <style:text-properties style:font-name="Times New Roman" officeooo:paragraph-rsid="00401d4e"/>
    </style:style>
    <style:style style:name="P67" style:family="paragraph" style:parent-style-name="Text_20_body" style:list-style-name="L1">
      <style:paragraph-properties fo:margin-top="0cm" fo:margin-bottom="0cm" style:contextual-spacing="false"/>
      <style:text-properties style:font-name="Times New Roman" officeooo:paragraph-rsid="00401d4e"/>
    </style:style>
    <style:style style:name="P68" style:family="paragraph" style:parent-style-name="Text_20_body" style:list-style-name="L1">
      <style:text-properties style:font-name="Times New Roman" officeooo:paragraph-rsid="00401d4e"/>
    </style:style>
    <style:style style:name="P69" style:family="paragraph" style:parent-style-name="Text_20_body" style:list-style-name="L15">
      <style:paragraph-properties fo:margin-top="0cm" fo:margin-bottom="0cm" style:contextual-spacing="false"/>
      <style:text-properties style:font-name="Times New Roman" officeooo:paragraph-rsid="00401d4e"/>
    </style:style>
    <style:style style:name="P70" style:family="paragraph" style:parent-style-name="Text_20_body" style:list-style-name="L15">
      <style:text-properties style:font-name="Times New Roman" officeooo:paragraph-rsid="00401d4e"/>
    </style:style>
    <style:style style:name="P71" style:family="paragraph" style:parent-style-name="Text_20_body" style:list-style-name="L16">
      <style:paragraph-properties fo:margin-top="0cm" fo:margin-bottom="0cm" style:contextual-spacing="false"/>
      <style:text-properties style:font-name="Times New Roman" officeooo:paragraph-rsid="00401d4e"/>
    </style:style>
    <style:style style:name="P72" style:family="paragraph" style:parent-style-name="Text_20_body" style:list-style-name="L17">
      <style:paragraph-properties fo:margin-top="0cm" fo:margin-bottom="0cm" style:contextual-spacing="false"/>
      <style:text-properties style:font-name="Times New Roman" officeooo:paragraph-rsid="00401d4e"/>
    </style:style>
    <style:style style:name="P73" style:family="paragraph" style:parent-style-name="Text_20_body" style:list-style-name="L18">
      <style:paragraph-properties fo:margin-top="0cm" fo:margin-bottom="0cm" style:contextual-spacing="false"/>
      <style:text-properties style:font-name="Times New Roman" officeooo:paragraph-rsid="00401d4e"/>
    </style:style>
    <style:style style:name="P74" style:family="paragraph" style:parent-style-name="Text_20_body" style:list-style-name="L20">
      <style:paragraph-properties fo:margin-top="0cm" fo:margin-bottom="0cm" style:contextual-spacing="false"/>
      <style:text-properties style:font-name="Times New Roman" officeooo:paragraph-rsid="00401d4e"/>
    </style:style>
    <style:style style:name="P75" style:family="paragraph" style:parent-style-name="Text_20_body" style:list-style-name="L20">
      <style:text-properties style:font-name="Times New Roman" officeooo:paragraph-rsid="00401d4e"/>
    </style:style>
    <style:style style:name="P76" style:family="paragraph" style:parent-style-name="Text_20_body" style:list-style-name="L25">
      <style:paragraph-properties fo:margin-top="0cm" fo:margin-bottom="0cm" style:contextual-spacing="false"/>
      <style:text-properties style:font-name="Times New Roman" officeooo:paragraph-rsid="00401d4e"/>
    </style:style>
    <style:style style:name="P77" style:family="paragraph" style:parent-style-name="Text_20_body">
      <style:text-properties style:font-name="Times New Roman" fo:language="en" fo:country="US" officeooo:rsid="0015105d" officeooo:paragraph-rsid="00401d4e"/>
    </style:style>
    <style:style style:name="P78" style:family="paragraph" style:parent-style-name="Text_20_body">
      <style:text-properties style:font-name="Times New Roman" fo:language="en" fo:country="US" officeooo:rsid="00403eed" officeooo:paragraph-rsid="00403eed"/>
    </style:style>
    <style:style style:name="P79" style:family="paragraph" style:parent-style-name="Text_20_body">
      <style:text-properties style:font-name="Times New Roman" fo:language="es" fo:country="MX" officeooo:rsid="0015105d" officeooo:paragraph-rsid="00401d4e"/>
    </style:style>
    <style:style style:name="T1" style:family="text">
      <style:text-properties officeooo:rsid="001803f8"/>
    </style:style>
    <style:style style:name="T2" style:family="text">
      <style:text-properties officeooo:rsid="00218b47"/>
    </style:style>
    <style:style style:name="T3" style:family="text">
      <style:text-properties officeooo:rsid="002a492e"/>
    </style:style>
    <style:style style:name="T4" style:family="text">
      <style:text-properties fo:language="en" fo:country="US"/>
    </style:style>
    <style:style style:name="T5" style:family="text">
      <style:text-properties fo:language="en" fo:country="US" officeooo:rsid="003a9523"/>
    </style:style>
    <style:style style:name="T6" style:family="text">
      <style:text-properties fo:language="en" fo:country="US" officeooo:rsid="003b9188"/>
    </style:style>
    <style:style style:name="T7" style:family="text">
      <style:text-properties fo:language="en" fo:country="US" officeooo:rsid="0015105d"/>
    </style:style>
    <style:style style:name="T8" style:family="text">
      <style:text-properties fo:language="en" fo:country="US" officeooo:rsid="00401d4e"/>
    </style:style>
    <style:style style:name="T9" style:family="text">
      <style:text-properties officeooo:rsid="00392620"/>
    </style:style>
    <style:style style:name="T10" style:family="text">
      <style:text-properties officeooo:rsid="003ac311"/>
    </style:style>
    <style:style style:name="T11" style:family="text">
      <style:text-properties officeooo:rsid="0015105d"/>
    </style:style>
    <style:style style:name="T12" style:family="text">
      <style:text-properties fo:color="#c9211e" loext:opacity="100%"/>
    </style:style>
    <style:style style:name="T13" style:family="text">
      <style:text-properties fo:color="#c9211e" loext:opacity="100%" style:font-name="Times New Roman"/>
    </style:style>
    <style:style style:name="T14" style:family="text">
      <style:text-properties fo:language="es" fo:country="MX"/>
    </style:style>
    <style:style style:name="T15" style:family="text">
      <style:text-properties officeooo:rsid="00403eed"/>
    </style:style>
    <style:style style:name="T16" style:family="text">
      <style:text-properties style:font-name="Times New Roman"/>
    </style:style>
    <style:style style:name="T17" style:family="text">
      <style:text-properties style:font-name="Times New Roman" fo:language="en" fo:country="US"/>
    </style:style>
    <style:style style:name="T18" style:family="text">
      <style:text-properties style:font-name="Times New Roman" fo:language="en" fo:country="US" officeooo:rsid="0015105d"/>
    </style:style>
    <style:style style:name="T19" style:family="text">
      <style:text-properties style:font-name="Times New Roman" fo:language="en" fo:country="US" officeooo:rsid="00401d4e"/>
    </style:style>
    <style:style style:name="T20" style:family="text">
      <style:text-properties style:font-name="Times New Roman" fo:language="es" fo:country="MX"/>
    </style:style>
    <style:style style:name="T21" style:family="text">
      <style:text-properties style:text-underline-style="solid" style:text-underline-width="auto" style:text-underline-color="font-color"/>
    </style:style>
    <style:style style:name="T22" style:family="text">
      <style:text-properties officeooo:rsid="00421dd5"/>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text:bullet-char="•">
        <style:list-level-properties text:space-before="2.002cm" text:min-label-width="0.499cm"/>
        <style:text-properties style:font-name="OpenSymbol"/>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4">Elaborar plan de validación de características mínimas de hardware para el software. GA10-20501097-AA1-AA2AA3-EV01</text:p>
      <text:p text:style-name="P3"/>
      <text:p text:style-name="P3"/>
      <text:p text:style-name="P4">Juan <text:span text:style-name="T3">L</text:span>uis Becquet Martínez</text:p>
      <text:p text:style-name="P4">Servicio Nacional de Aprendizaje</text:p>
      <text:p text:style-name="P4">(2721441)Análisis y desarrollo de software</text:p>
      <text:p text:style-name="P32"><text:span text:style-name="T8">Christian Leonardo Ospina </text:span><text:s/><text:span text:style-name="T8">Hamon</text:span></text:p>
      <text:p text:style-name="P4"><text:span text:style-name="T8">1</text:span><text:span text:style-name="T6">9</text:span><text:span text:style-name="T1"> </text:span>de <text:span text:style-name="T9">Octubre </text:span>de 202<text:span text:style-name="T2">4</text:span></text:p>
      <text:p text:style-name="P4"/>
      <text:p text:style-name="P5"/>
      <text:p text:style-name="P2"/>
      <text:p text:style-name="P2"/>
      <text:p text:style-name="P2"/>
      <text:p text:style-name="P2"/>
      <text:p text:style-name="P1"/>
      <text:p text:style-name="P1"/>
      <text:p text:style-name="P1"/>
      <text:p text:style-name="P1"/>
      <text:p text:style-name="P1"><text:soft-page-break/></text:p>
      <text:h text:style-name="P30" text:outline-level="5"/>
      <text:table-of-content text:style-name="Sect1" text:protected="true"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table-of-content-source>
        <text:index-body>
          <text:index-title text:style-name="Sect1" text:name="Sumario1_Head">
            <text:p text:style-name="Contents_20_Heading">Sumario</text:p>
          </text:index-title>
          <text:p text:style-name="P22"><text:a xlink:type="simple" xlink:href="#__RefHeading___Toc257_4128919209" text:style-name="Index_20_Link" text:visited-style-name="Index_20_Link">Introducción.<text:tab/>3</text:a></text:p>
          <text:p text:style-name="P22"><text:a xlink:type="simple" xlink:href="#__RefHeading___Toc216_4128919209" text:style-name="Index_20_Link" text:visited-style-name="Index_20_Link">1. VPS (Servidor Privado Virtual)<text:tab/>4</text:a></text:p>
          <text:p text:style-name="P22"><text:a xlink:type="simple" xlink:href="#__RefHeading___Toc218_4128919209" text:style-name="Index_20_Link" text:visited-style-name="Index_20_Link">2. Servicios de PaaS (Plataforma como Servicio)<text:tab/>4</text:a></text:p>
          <text:p text:style-name="P23"><text:a xlink:type="simple" xlink:href="#__RefHeading___Toc220_4128919209" text:style-name="Index_20_Link" text:visited-style-name="Index_20_Link">1. Amazon Web Services (AWS)<text:tab/>5</text:a></text:p>
          <text:p text:style-name="P23"><text:a xlink:type="simple" xlink:href="#__RefHeading___Toc222_4128919209" text:style-name="Index_20_Link" text:visited-style-name="Index_20_Link">2. Google Cloud Platform (GCP)<text:tab/>6</text:a></text:p>
          <text:p text:style-name="P23"><text:a xlink:type="simple" xlink:href="#__RefHeading___Toc224_4128919209" text:style-name="Index_20_Link" text:visited-style-name="Index_20_Link">3. Microsoft Azure<text:tab/>6</text:a></text:p>
          <text:p text:style-name="P23"><text:a xlink:type="simple" xlink:href="#__RefHeading___Toc226_4128919209" text:style-name="Index_20_Link" text:visited-style-name="Index_20_Link">Comparativa General:<text:tab/>7</text:a></text:p>
          <text:p text:style-name="P23"><text:a xlink:type="simple" xlink:href="#__RefHeading___Toc228_4128919209" text:style-name="Index_20_Link" text:visited-style-name="Index_20_Link">¿Cuál elegir?<text:tab/>7</text:a></text:p>
          <text:p text:style-name="P22"><text:a xlink:type="simple" xlink:href="#__RefHeading___Toc230_4128919209" text:style-name="Index_20_Link" text:visited-style-name="Index_20_Link">4. Alojamiento Compartido (Shared Hosting)<text:tab/>8</text:a></text:p>
          <text:p text:style-name="P22"><text:a xlink:type="simple" xlink:href="#__RefHeading___Toc232_4128919209" text:style-name="Index_20_Link" text:visited-style-name="Index_20_Link">Ahondemos un poco mas en Herooku<text:tab/>9</text:a></text:p>
          <text:p text:style-name="P23"><text:a xlink:type="simple" xlink:href="#__RefHeading___Toc234_4128919209" text:style-name="Index_20_Link" text:visited-style-name="Index_20_Link">1. Características Clave de Heroku<text:tab/>9</text:a></text:p>
          <text:p text:style-name="P23"><text:a xlink:type="simple" xlink:href="#__RefHeading___Toc236_4128919209" text:style-name="Index_20_Link" text:visited-style-name="Index_20_Link">2. Despliegue en Heroku<text:tab/>9</text:a></text:p>
          <text:p text:style-name="P23"><text:a xlink:type="simple" xlink:href="#__RefHeading___Toc238_4128919209" text:style-name="Index_20_Link" text:visited-style-name="Index_20_Link">3. Escalabilidad<text:tab/>9</text:a></text:p>
          <text:p text:style-name="P23"><text:a xlink:type="simple" xlink:href="#__RefHeading___Toc240_4128919209" text:style-name="Index_20_Link" text:visited-style-name="Index_20_Link">4. Add-ons<text:tab/>10</text:a></text:p>
          <text:p text:style-name="P23"><text:a xlink:type="simple" xlink:href="#__RefHeading___Toc242_4128919209" text:style-name="Index_20_Link" text:visited-style-name="Index_20_Link">5. Planes y Precios<text:tab/>10</text:a></text:p>
          <text:p text:style-name="P23"><text:a xlink:type="simple" xlink:href="#__RefHeading___Toc244_4128919209" text:style-name="Index_20_Link" text:visited-style-name="Index_20_Link">6. Desventajas de Heroku<text:tab/>11</text:a></text:p>
          <text:p text:style-name="P23"><text:a xlink:type="simple" xlink:href="#__RefHeading___Toc248_4128919209" text:style-name="Index_20_Link" text:visited-style-name="Index_20_Link">Comparemos los servicios de AWS y heroku(los que me parecen mas interesantes)<text:tab/>12</text:a></text:p>
          <text:p text:style-name="P22"><text:a xlink:type="simple" xlink:href="#__RefHeading___Toc246_4128919209" text:style-name="Index_20_Link" text:visited-style-name="Index_20_Link">Conclusión<text:tab/>15</text:a></text:p>
          <text:p text:style-name="P22"><text:a xlink:type="simple" xlink:href="#__RefHeading___Toc269_4128919209" text:style-name="Index_20_Link" text:visited-style-name="Index_20_Link">Bibliografía<text:tab/>16</text:a></text:p>
        </text:index-body>
      </text:table-of-content>
      <text:p text:style-name="P6"/>
      <text:h text:style-name="P25" text:outline-level="3"><text:bookmark-start text:name="__RefHeading___Toc257_4128919209"/>Introducción.<text:bookmark-end text:name="__RefHeading___Toc257_4128919209"/></text:h>
      <text:p text:style-name="P64"><text:span text:style-name="T16">Las tecnologías en la nube han transformado radicalmente la forma en que las empresas y desarrolladores gestionan, despliegan y escalan sus aplicaciones. Dos de los modelos más utilizados en este ámbito son la </text:span><text:span text:style-name="Strong_20_Emphasis"><text:span text:style-name="T16">Plataforma como Servicio (PaaS)</text:span></text:span><text:span text:style-name="T16"> y la </text:span><text:span text:style-name="Strong_20_Emphasis"><text:span text:style-name="T16">Infraestructura como Servicio (IaaS)</text:span></text:span><text:span text:style-name="T16">. Ambos enfoques permiten la creación y gestión de aplicaciones sin la necesidad de adquirir y mantener hardware físico, pero difieren significativamente en cuanto al control, la flexibilidad y la gestión requerida. Este trabajo busca explorar las ventajas y desventajas de ambos modelos, con el objetivo de proporcionar una visión comparativa clara para ayudar a los desarrolladores y organizaciones a tomar decisiones informadas a la hora de elegir la plataforma más adecuada para sus necesidades. </text:span></text:p>
      <text:p text:style-name="P65"><text:span text:style-name="T11">P</text:span>ara alojar <text:span text:style-name="T7">la</text:span> aplicación web en Linux, hay varias opciones de hosting que <text:span text:style-name="T11">se pueden</text:span> considerar, dependiendo de <text:span text:style-name="T11">las</text:span> necesidades de tráfico, presupuesto y nivel de control sobre la infraestructura. <text:s/>algunas opciones populares:</text:p>
      <text:h text:style-name="P24" text:outline-level="3"><text:bookmark-start text:name="__RefHeading___Toc216_4128919209"/><text:span text:style-name="T16">1. </text:span><text:span text:style-name="Strong_20_Emphasis"><text:span text:style-name="T16">VPS (Servidor Privado Virtual)</text:span></text:span><text:bookmark-end text:name="__RefHeading___Toc216_4128919209"/></text:h>
      <text:p text:style-name="P66">Un VPS da control total sobre el servidor, permitiéndo configurar el sistema operativo (en este caso, Linux), la base de datos PostgreSQL, Flask y cualquier otro servicio. Es una buena opción si <text:span text:style-name="T11">tengo</text:span> conocimientos de administración de servidores<text:span text:style-name="T7">(que no es el caso)</text:span> o si contratar a alguien que lo haga.</text:p>
      <text:list text:style-name="L1">
        <text:list-item>
          <text:p text:style-name="P40"><text:span text:style-name="Strong_20_Emphasis"><text:span text:style-name="T16">DigitalOcean</text:span></text:span></text:p>
          <text:list>
            <text:list-item>
              <text:p text:style-name="P67">Precios: desde $5 USD/mes (1GB de RAM, 1 CPU, 25GB SSD)</text:p>
            </text:list-item>
            <text:list-item>
              <text:p text:style-name="P67">Puedes escalar a medida que aumenten las necesidades de recursos.</text:p>
            </text:list-item>
            <text:list-item>
              <text:p text:style-name="P67">Tienes control total sobre la instalación y configuración del servidor.</text:p>
            </text:list-item>
          </text:list>
        </text:list-item>
        <text:list-item>
          <text:p text:style-name="P40"><text:span text:style-name="Strong_20_Emphasis"><text:span text:style-name="T16">Linode</text:span></text:span></text:p>
          <text:list>
            <text:list-item>
              <text:p text:style-name="P67">Precios: desde $5 USD/mes (1GB de RAM, 1 CPU, 25GB SSD)</text:p>
            </text:list-item>
            <text:list-item>
              <text:p text:style-name="P67">Ofrece características similares a DigitalOcean.</text:p>
            </text:list-item>
          </text:list>
        </text:list-item>
        <text:list-item>
          <text:p text:style-name="P40"><text:span text:style-name="Strong_20_Emphasis"><text:span text:style-name="T16">Vultr</text:span></text:span></text:p>
          <text:list>
            <text:list-item>
              <text:p text:style-name="P67">Precios: desde $5 USD/mes (1GB de RAM, 1 CPU, 25GB SSD)</text:p>
            </text:list-item>
            <text:list-item>
              <text:p text:style-name="P68">Variedad de ubicaciones globales para el servidor.</text:p>
            </text:list-item>
          </text:list>
        </text:list-item>
      </text:list>
      <text:h text:style-name="P24" text:outline-level="3"><text:bookmark-start text:name="__RefHeading___Toc218_4128919209"/><text:span text:style-name="T16">2. </text:span><text:span text:style-name="Strong_20_Emphasis"><text:span text:style-name="T16">Servicios de PaaS (Plataforma como Servicio)</text:span></text:span><text:bookmark-end text:name="__RefHeading___Toc218_4128919209"/></text:h>
      <text:p text:style-name="P66">Con esta opción, no<text:span text:style-name="T4"> </text:span><text:span text:style-name="T7">hay</text:span><text:span text:style-name="T4"> </text:span>que <text:span text:style-name="T4">preocupar</text:span><text:span text:style-name="T7">se </text:span><text:span text:style-name="T4">por</text:span> la administración del servidor. La plataforma se encarga de la infraestructura, permitiéndo concentrar<text:span text:style-name="T7">se</text:span> en el desarrollo y despliegue de la aplicación.</text:p>
      <text:list text:style-name="L15">
        <text:list-item>
          <text:p text:style-name="P41"><text:span text:style-name="Strong_20_Emphasis"><text:span text:style-name="T16">Heroku</text:span></text:span></text:p>
          <text:list>
            <text:list-item>
              <text:p text:style-name="P69">Precios: Plan gratuito disponible (limitado en cuanto a horas y capacidad de base de datos).</text:p>
            </text:list-item>
            <text:list-item>
              <text:p text:style-name="P69">Planes pagos: desde $7 USD/mes.</text:p>
            </text:list-item>
            <text:list-item>
              <text:p text:style-name="P69">PostgreSQL está disponible como un complemento con varios niveles.</text:p>
            </text:list-item>
          </text:list>
        </text:list-item>
        <text:list-item>
          <text:p text:style-name="P41"><text:span text:style-name="Strong_20_Emphasis"><text:span text:style-name="T16">Render</text:span></text:span></text:p>
          <text:list>
            <text:list-item>
              <text:p text:style-name="P69">Precios: desde $7 USD/mes (para aplicaciones Flask).</text:p>
            </text:list-item>
            <text:list-item>
              <text:p text:style-name="P70">Bases de datos PostgreSQL desde $7 USD/mes.</text:p>
            </text:list-item>
          </text:list>
        </text:list-item>
      </text:list>
      <text:h text:style-name="Heading_20_4" text:outline-level="4"><text:bookmark-start text:name="__RefHeading___Toc220_4128919209"/><text:soft-page-break/><text:span text:style-name="Strong_20_Emphasis"><text:span text:style-name="T16">1. Amazon Web Services (AWS)</text:span></text:span><text:bookmark-end text:name="__RefHeading___Toc220_4128919209"/></text:h>
      <text:p text:style-name="P66">AWS es uno de los proveedores más grandes de servicios en la nube y ofrece una amplia gama de servicios para alojar aplicaciones Flask y bases de datos PostgreSQL. Aquí algunos detalles de los servicios relevantes:</text:p>
      <text:list text:style-name="L16">
        <text:list-item>
          <text:p text:style-name="P42"><text:span text:style-name="Strong_20_Emphasis"><text:span text:style-name="T16">EC2 (Amazon Elastic Compute Cloud)</text:span></text:span><text:span text:style-name="T16">: Es el servicio de instancias virtuales (servidores). Puedes lanzar servidores Linux (Ubuntu, CentOS, etc.) y configurar </text:span><text:span text:style-name="T18">la</text:span><text:span text:style-name="T16"> aplicación Flask, PostgreSQL y otros servicios. Es muy flexible y <text:s/>permite escoger el tamaño de la instancia según </text:span><text:span text:style-name="T18">las</text:span><text:span text:style-name="T16"> necesidades.</text:span></text:p>
          <text:list>
            <text:list-item>
              <text:p text:style-name="P43"><text:span text:style-name="Strong_20_Emphasis"><text:span text:style-name="T16">Precios</text:span></text:span><text:span text:style-name="T16">:</text:span></text:p>
              <text:list>
                <text:list-item>
                  <text:p text:style-name="P43"><text:span text:style-name="Strong_20_Emphasis"><text:span text:style-name="T16">t2.micro</text:span></text:span><text:span text:style-name="T16"> (instancia más pequeña): Gratis durante 12 meses si </text:span><text:span text:style-name="T18">se usa</text:span><text:span text:style-name="T16"> el plan gratuito de AWS (1 vCPU, 1GB de RAM).</text:span></text:p>
                </text:list-item>
                <text:list-item>
                  <text:p text:style-name="P71">Después del plan gratuito: Aproximadamente $3.50 USD/mes para una instancia reservada.</text:p>
                </text:list-item>
                <text:list-item>
                  <text:p text:style-name="P71">Las instancias pueden variar en precio dependiendo del tipo (CPU, memoria, etc.).</text:p>
                </text:list-item>
              </text:list>
            </text:list-item>
            <text:list-item>
              <text:p text:style-name="P43"><text:span text:style-name="Strong_20_Emphasis"><text:span text:style-name="T16">Escalabilidad</text:span></text:span><text:span text:style-name="T16">: Puedes aumentar o disminuir la capacidad del servidor (más CPU, más RAM) con facilidad a medida que lo necesites.</text:span></text:p>
            </text:list-item>
          </text:list>
        </text:list-item>
        <text:list-item>
          <text:p text:style-name="P42"><text:span text:style-name="Strong_20_Emphasis"><text:span text:style-name="T16">RDS (Amazon Relational Database Service)</text:span></text:span><text:span text:style-name="T16">: Es un servicio gestionado para bases de datos relacionales, incluido PostgreSQL. RDS se encarga de la administración, actualización, y seguridad de la base de datos, lo que simplifica mucho el mantenimiento.</text:span></text:p>
          <text:list>
            <text:list-item>
              <text:p text:style-name="P43"><text:span text:style-name="Strong_20_Emphasis"><text:span text:style-name="T16">Precios</text:span></text:span><text:span text:style-name="T16">:</text:span></text:p>
              <text:list>
                <text:list-item>
                  <text:p text:style-name="P43"><text:span text:style-name="Strong_20_Emphasis"><text:span text:style-name="T16">Instancia db.t3.micro</text:span></text:span><text:span text:style-name="T16"> (PostgreSQL): A partir de $12 USD/mes.</text:span></text:p>
                </text:list-item>
                <text:list-item>
                  <text:p text:style-name="P71">Backup automático y recuperación ante desastres incluidas.</text:p>
                </text:list-item>
              </text:list>
            </text:list-item>
          </text:list>
        </text:list-item>
        <text:list-item>
          <text:p text:style-name="P42"><text:span text:style-name="Strong_20_Emphasis"><text:span text:style-name="T16">S3 (Simple Storage Service)</text:span></text:span><text:span text:style-name="T16">: Para almacenamiento de archivos estáticos como imágenes, archivos PDF o backups. Es útil para almacenar grandes cantidades de datos de manera económica.</text:span></text:p>
          <text:list>
            <text:list-item>
              <text:p text:style-name="P43"><text:span text:style-name="Strong_20_Emphasis"><text:span text:style-name="T16">Precios</text:span></text:span><text:span text:style-name="T16">: Depende del uso, pero el costo inicial es de $0.023 por GB almacenado.</text:span></text:p>
            </text:list-item>
          </text:list>
        </text:list-item>
        <text:list-item>
          <text:p text:style-name="P42"><text:span text:style-name="Strong_20_Emphasis"><text:span text:style-name="T16">Características clave</text:span></text:span><text:span text:style-name="T16">:</text:span></text:p>
          <text:list>
            <text:list-item>
              <text:p text:style-name="P43"><text:span text:style-name="Strong_20_Emphasis"><text:span text:style-name="T16">Seguridad</text:span></text:span><text:span text:style-name="T16">: AWS tiene un robusto sistema de seguridad con políticas de acceso, encriptación, y auditorías.</text:span></text:p>
            </text:list-item>
            <text:list-item>
              <text:p text:style-name="P43"><text:span text:style-name="Strong_20_Emphasis"><text:span text:style-name="T16">Escalabilidad</text:span></text:span><text:span text:style-name="T16">: Automática o manual. Puedes escalar la infraestructura con mayor capacidad o habilitar balanceo de carga.</text:span></text:p>
            </text:list-item>
            <text:list-item>
              <text:p text:style-name="P42"><text:span text:style-name="Strong_20_Emphasis"><text:span text:style-name="T16">Región</text:span></text:span><text:span text:style-name="T16">: </text:span><text:span text:style-name="T18">se puede</text:span><text:span text:style-name="T16"> seleccionar en qué región geográfica (datacenter) </text:span><text:span text:style-name="T18">se desea </text:span><text:span text:style-name="T16">alojar </text:span><text:span text:style-name="T18">la</text:span><text:span text:style-name="T16"> aplicación para optimizar latencia.</text:span></text:p>
            </text:list-item>
          </text:list>
        </text:list-item>
      </text:list>
      <text:h text:style-name="Heading_20_4" text:outline-level="4"><text:bookmark-start text:name="__RefHeading___Toc222_4128919209"/><text:soft-page-break/><text:span text:style-name="T16">2. </text:span><text:span text:style-name="Strong_20_Emphasis"><text:span text:style-name="T16">Google Cloud Platform (GCP)</text:span></text:span><text:bookmark-end text:name="__RefHeading___Toc222_4128919209"/></text:h>
      <text:p text:style-name="P66">GCP es otro proveedor importante que ofrece soluciones en la nube similares a AWS con algunas diferencias en su oferta y precios.</text:p>
      <text:list text:style-name="L17">
        <text:list-item>
          <text:p text:style-name="P44"><text:span text:style-name="Strong_20_Emphasis"><text:span text:style-name="T16">Compute Engine</text:span></text:span><text:span text:style-name="T16">: Es el servicio de máquinas virtuales similar a EC2. </text:span><text:span text:style-name="T18">Se p</text:span><text:span text:style-name="T16">uede configurar </text:span><text:span text:style-name="T18">el</text:span><text:span text:style-name="T16"> servidor Linux, instalar Flask, PostgreSQL, y gestionar </text:span><text:span text:style-name="T18">la</text:span><text:span text:style-name="T16"> infraestructura.</text:span></text:p>
          <text:list>
            <text:list-item>
              <text:p text:style-name="P45"><text:span text:style-name="Strong_20_Emphasis"><text:span text:style-name="T16">Precios</text:span></text:span><text:span text:style-name="T16">: Desde $5-6 USD/mes para instancias pequeñas (f1-micro o e2-micro con 1 vCPU, 0.6 GB de RAM).</text:span></text:p>
            </text:list-item>
            <text:list-item>
              <text:p text:style-name="P72">Hay una oferta de prueba gratuita de 90 días con $300 de crédito para nuevos usuarios.</text:p>
            </text:list-item>
          </text:list>
        </text:list-item>
        <text:list-item>
          <text:p text:style-name="P44"><text:span text:style-name="Strong_20_Emphasis"><text:span text:style-name="T16">Cloud SQL para PostgreSQL</text:span></text:span><text:span text:style-name="T16">: Es una solución de base de datos gestionada que ofrece PostgreSQL, donde GCP se encarga de las actualizaciones, parches de seguridad y backups.</text:span></text:p>
          <text:list>
            <text:list-item>
              <text:p text:style-name="P45"><text:span text:style-name="Strong_20_Emphasis"><text:span text:style-name="T16">Precios</text:span></text:span><text:span text:style-name="T16">: Desde $15 USD/mes para instancias básicas.</text:span></text:p>
            </text:list-item>
            <text:list-item>
              <text:p text:style-name="P72">Cloud SQL facilita la integración con otros servicios de GCP y tiene alta disponibilidad.</text:p>
            </text:list-item>
          </text:list>
        </text:list-item>
        <text:list-item>
          <text:p text:style-name="P44"><text:span text:style-name="Strong_20_Emphasis"><text:span text:style-name="T16">Cloud Storage</text:span></text:span><text:span text:style-name="T16">: Equivalente a AWS S3 para almacenar archivos estáticos o grandes cantidades de datos.</text:span></text:p>
          <text:list>
            <text:list-item>
              <text:p text:style-name="P45"><text:span text:style-name="Strong_20_Emphasis"><text:span text:style-name="T16">Precios</text:span></text:span><text:span text:style-name="T16">: $0.02 por GB almacenado, con opciones de clase de almacenamiento (estándar, nearline, etc.) dependiendo de la frecuencia de acceso a los archivos.</text:span></text:p>
            </text:list-item>
          </text:list>
        </text:list-item>
        <text:list-item>
          <text:p text:style-name="P44"><text:span text:style-name="Strong_20_Emphasis"><text:span text:style-name="T16">Características clave</text:span></text:span><text:span text:style-name="T16">:</text:span></text:p>
          <text:list>
            <text:list-item>
              <text:p text:style-name="P45"><text:span text:style-name="Strong_20_Emphasis"><text:span text:style-name="T16">Machine Learning y Big Data</text:span></text:span><text:span text:style-name="T16">: Integraciones avanzadas para análisis de datos y machine learning.</text:span></text:p>
            </text:list-item>
            <text:list-item>
              <text:p text:style-name="P45"><text:span text:style-name="Strong_20_Emphasis"><text:span text:style-name="T16">Load balancing y autoscaling</text:span></text:span><text:span text:style-name="T16">: Herramientas potentes para gestionar el tráfico y escalar automáticamente.</text:span></text:p>
            </text:list-item>
            <text:list-item>
              <text:p text:style-name="P44"><text:span text:style-name="Strong_20_Emphasis"><text:span text:style-name="T16">Google Kubernetes Engine (GKE)</text:span></text:span><text:span text:style-name="T16">: Si </text:span><text:span text:style-name="T18">se desea</text:span><text:span text:style-name="T16"> usar contenedores para desplegar aplicaciones, GCP tiene una integración muy sólida con Kubernetes.</text:span></text:p>
            </text:list-item>
          </text:list>
        </text:list-item>
      </text:list>
      <text:h text:style-name="Heading_20_4" text:outline-level="4"><text:bookmark-start text:name="__RefHeading___Toc224_4128919209"/><text:span text:style-name="T16">3. </text:span><text:span text:style-name="Strong_20_Emphasis"><text:span text:style-name="T16">Microsoft Azure</text:span></text:span><text:bookmark-end text:name="__RefHeading___Toc224_4128919209"/></text:h>
      <text:p text:style-name="P66">Azure, el servicio en la nube de Microsoft, también ofrece una gama completa de soluciones para ejecutar aplicaciones web y bases de datos gestionadas.</text:p>
      <text:list text:style-name="L18">
        <text:list-item>
          <text:p text:style-name="P46"><text:span text:style-name="Strong_20_Emphasis"><text:span text:style-name="T16">Azure Virtual Machines</text:span></text:span><text:span text:style-name="T16">: Máquinas virtuales para ejecutar</text:span><text:span text:style-name="T17"> </text:span><text:span text:style-name="T18">el</text:span><text:span text:style-name="T17"> </text:span><text:span text:style-name="T16">servidor Linux, donde </text:span><text:span text:style-name="T18">se puede</text:span><text:span text:style-name="T16"> instalar Flask y PostgreSQL.</text:span></text:p>
          <text:list>
            <text:list-item>
              <text:p text:style-name="P47"><text:span text:style-name="Strong_20_Emphasis"><text:span text:style-name="T16">Precios</text:span></text:span><text:span text:style-name="T16">: Comienzan alrededor de $4-5 USD/mes para instancias pequeñas (B1S, 1 vCPU, 1 GB RAM).</text:span></text:p>
            </text:list-item>
            <text:list-item>
              <text:p text:style-name="P73"><text:soft-page-break/>Ofrecen un plan gratuito durante 12 meses, con una VM Linux gratuita para usuarios nuevos (750 horas al mes).</text:p>
            </text:list-item>
          </text:list>
        </text:list-item>
        <text:list-item>
          <text:p text:style-name="P46"><text:span text:style-name="Strong_20_Emphasis"><text:span text:style-name="T16">Azure Database for PostgreSQL</text:span></text:span><text:span text:style-name="T16">: Servicio gestionado de PostgreSQL que incluye backups automáticos, escalabilidad y actualizaciones automáticas.</text:span></text:p>
          <text:list>
            <text:list-item>
              <text:p text:style-name="P47"><text:span text:style-name="Strong_20_Emphasis"><text:span text:style-name="T16">Precios</text:span></text:span><text:span text:style-name="T16">: Desde $15 USD/mes para una instancia básica.</text:span></text:p>
            </text:list-item>
          </text:list>
        </text:list-item>
        <text:list-item>
          <text:p text:style-name="P46"><text:span text:style-name="Strong_20_Emphasis"><text:span text:style-name="T16">Azure Blob Storage</text:span></text:span><text:span text:style-name="T16">: Equivalente a S3 y Cloud Storage para el almacenamiento de archivos estáticos y backups.</text:span></text:p>
          <text:list>
            <text:list-item>
              <text:p text:style-name="P47"><text:span text:style-name="Strong_20_Emphasis"><text:span text:style-name="T16">Precios</text:span></text:span><text:span text:style-name="T16">: Alrededor de $0.0184 por GB almacenado.</text:span></text:p>
            </text:list-item>
          </text:list>
        </text:list-item>
        <text:list-item>
          <text:p text:style-name="P46"><text:span text:style-name="Strong_20_Emphasis"><text:span text:style-name="T16">Características clave</text:span></text:span><text:span text:style-name="T16">:</text:span></text:p>
          <text:list>
            <text:list-item>
              <text:p text:style-name="P47"><text:span text:style-name="Strong_20_Emphasis"><text:span text:style-name="T16">Integración con servicios de Microsoft</text:span></text:span><text:span text:style-name="T16">: Especialmente útil si ya </text:span><text:span text:style-name="T18">se usan</text:span><text:span text:style-name="T16"> servicios como Active Directory, Office 365 o Visual Studio.</text:span></text:p>
            </text:list-item>
            <text:list-item>
              <text:p text:style-name="P47"><text:span text:style-name="Strong_20_Emphasis"><text:span text:style-name="T16">Seguridad y Compliance</text:span></text:span><text:span text:style-name="T16">: Azure tiene políticas robustas de seguridad y cumplimiento normativo que lo hacen popular entre grandes empresas.</text:span></text:p>
            </text:list-item>
            <text:list-item>
              <text:p text:style-name="P46"><text:span text:style-name="Strong_20_Emphasis"><text:span text:style-name="T16">Automatización</text:span></text:span><text:span text:style-name="T16">: Azure ofrece una excelente capacidad de automatización a través de scripts y plantillas (Azure Resource Manager).</text:span></text:p>
            </text:list-item>
          </text:list>
        </text:list-item>
      </text:list>
      <text:p text:style-name="P31"/>
      <text:h text:style-name="P20" text:outline-level="4"><text:bookmark-start text:name="__RefHeading___Toc226_4128919209"/>Comparativa General:<text:bookmark-end text:name="__RefHeading___Toc226_4128919209"/></text:h>
      <table:table table:name="Tabla1" table:style-name="Tabla1">
        <table:table-column table:style-name="Tabla1.A"/>
        <table:table-column table:style-name="Tabla1.B"/>
        <table:table-column table:style-name="Tabla1.C"/>
        <table:table-column table:style-name="Tabla1.D"/>
        <table:table-header-rows>
          <table:table-row>
            <table:table-cell table:style-name="Tabla1.A1" office:value-type="string">
              <text:p text:style-name="P38"><text:span text:style-name="Strong_20_Emphasis"><text:span text:style-name="T16">Característica</text:span></text:span></text:p>
            </table:table-cell>
            <table:table-cell table:style-name="Tabla1.A1" office:value-type="string">
              <text:p text:style-name="P38"><text:span text:style-name="Strong_20_Emphasis"><text:span text:style-name="T16">AWS</text:span></text:span></text:p>
            </table:table-cell>
            <table:table-cell table:style-name="Tabla1.A1" office:value-type="string">
              <text:p text:style-name="P38"><text:span text:style-name="Strong_20_Emphasis"><text:span text:style-name="T16">GCP</text:span></text:span></text:p>
            </table:table-cell>
            <table:table-cell table:style-name="Tabla1.A1" office:value-type="string">
              <text:p text:style-name="P38"><text:span text:style-name="Strong_20_Emphasis"><text:span text:style-name="T16">Azure</text:span></text:span></text:p>
            </table:table-cell>
          </table:table-row>
        </table:table-header-rows>
        <table:table-row>
          <table:table-cell table:style-name="Tabla1.A1" office:value-type="string">
            <text:p text:style-name="P34"><text:span text:style-name="Strong_20_Emphasis"><text:span text:style-name="T16">Precio inicial</text:span></text:span></text:p>
          </table:table-cell>
          <table:table-cell table:style-name="Tabla1.A1" office:value-type="string">
            <text:p text:style-name="P35">Desde $3.50/mes (EC2)</text:p>
          </table:table-cell>
          <table:table-cell table:style-name="Tabla1.A1" office:value-type="string">
            <text:p text:style-name="P35">Desde $5/mes (Compute)</text:p>
          </table:table-cell>
          <table:table-cell table:style-name="Tabla1.A1" office:value-type="string">
            <text:p text:style-name="P35">Desde $4/mes (VMs)</text:p>
          </table:table-cell>
        </table:table-row>
        <table:table-row>
          <table:table-cell table:style-name="Tabla1.A1" office:value-type="string">
            <text:p text:style-name="P34"><text:span text:style-name="Strong_20_Emphasis"><text:span text:style-name="T16">Base de datos PostgreSQL</text:span></text:span></text:p>
          </table:table-cell>
          <table:table-cell table:style-name="Tabla1.A1" office:value-type="string">
            <text:p text:style-name="P35">Desde $12/mes (RDS)</text:p>
          </table:table-cell>
          <table:table-cell table:style-name="Tabla1.A1" office:value-type="string">
            <text:p text:style-name="P35">Desde $15/mes (Cloud SQL)</text:p>
          </table:table-cell>
          <table:table-cell table:style-name="Tabla1.A1" office:value-type="string">
            <text:p text:style-name="P35">Desde $15/mes (Azure DB)</text:p>
          </table:table-cell>
        </table:table-row>
        <table:table-row>
          <table:table-cell table:style-name="Tabla1.A1" office:value-type="string">
            <text:p text:style-name="P34"><text:span text:style-name="Strong_20_Emphasis"><text:span text:style-name="T16">Prueba gratuita</text:span></text:span></text:p>
          </table:table-cell>
          <table:table-cell table:style-name="Tabla1.A1" office:value-type="string">
            <text:p text:style-name="P35">12 meses (EC2, t2.micro)</text:p>
          </table:table-cell>
          <table:table-cell table:style-name="Tabla1.A1" office:value-type="string">
            <text:p text:style-name="P35">$300 crédito/90 días</text:p>
          </table:table-cell>
          <table:table-cell table:style-name="Tabla1.A1" office:value-type="string">
            <text:p text:style-name="P35">12 meses (750 horas VM)</text:p>
          </table:table-cell>
        </table:table-row>
        <table:table-row>
          <table:table-cell table:style-name="Tabla1.A1" office:value-type="string">
            <text:p text:style-name="P34"><text:span text:style-name="Strong_20_Emphasis"><text:span text:style-name="T16">Facilidad de uso</text:span></text:span></text:p>
          </table:table-cell>
          <table:table-cell table:style-name="Tabla1.A1" office:value-type="string">
            <text:p text:style-name="P35">Flexible pero requiere gestión</text:p>
          </table:table-cell>
          <table:table-cell table:style-name="Tabla1.A1" office:value-type="string">
            <text:p text:style-name="P35">Flexible, buena integración</text:p>
          </table:table-cell>
          <table:table-cell table:style-name="Tabla1.A1" office:value-type="string">
            <text:p text:style-name="P35">Buena integración con MS</text:p>
          </table:table-cell>
        </table:table-row>
        <table:table-row>
          <table:table-cell table:style-name="Tabla1.A1" office:value-type="string">
            <text:p text:style-name="P34"><text:span text:style-name="Strong_20_Emphasis"><text:span text:style-name="T16">Escalabilidad</text:span></text:span></text:p>
          </table:table-cell>
          <table:table-cell table:style-name="Tabla1.A1" office:value-type="string">
            <text:p text:style-name="P35">Alta</text:p>
          </table:table-cell>
          <table:table-cell table:style-name="Tabla1.A1" office:value-type="string">
            <text:p text:style-name="P35">Alta</text:p>
          </table:table-cell>
          <table:table-cell table:style-name="Tabla1.A1" office:value-type="string">
            <text:p text:style-name="P35">Alta</text:p>
          </table:table-cell>
        </table:table-row>
        <table:table-row>
          <table:table-cell table:style-name="Tabla1.A1" office:value-type="string">
            <text:p text:style-name="P34"><text:span text:style-name="Strong_20_Emphasis"><text:span text:style-name="T16">Seguridad</text:span></text:span></text:p>
          </table:table-cell>
          <table:table-cell table:style-name="Tabla1.A1" office:value-type="string">
            <text:p text:style-name="P35">Fuerte</text:p>
          </table:table-cell>
          <table:table-cell table:style-name="Tabla1.A1" office:value-type="string">
            <text:p text:style-name="P35">Fuerte</text:p>
          </table:table-cell>
          <table:table-cell table:style-name="Tabla1.A1" office:value-type="string">
            <text:p text:style-name="P35">Fuerte</text:p>
          </table:table-cell>
        </table:table-row>
      </table:table>
      <text:h text:style-name="P20" text:outline-level="4"><text:bookmark-start text:name="__RefHeading___Toc228_4128919209"/>¿Cuál elegir?<text:bookmark-end text:name="__RefHeading___Toc228_4128919209"/></text:h>
      <text:list text:style-name="L19">
        <text:list-item>
          <text:p text:style-name="P48"><text:span text:style-name="Strong_20_Emphasis"><text:span text:style-name="T13">AWS</text:span></text:span><text:span text:style-name="T13"> es ideal si buscas una solución madura y altamente escalable con gran cantidad de servicios disponibles.</text:span></text:p>
        </text:list-item>
        <text:list-item>
          <text:p text:style-name="P48"><text:span text:style-name="Strong_20_Emphasis"><text:span text:style-name="T16">GCP</text:span></text:span><text:span text:style-name="T16"> es una buena opción si </text:span><text:span text:style-name="T18">se prefiere</text:span><text:span text:style-name="T16"> una integración avanzada con Big Data, Machine Learning y </text:span><text:span text:style-name="T18">se </text:span><text:span text:style-name="T16">desea probar con créditos gratis.</text:span></text:p>
        </text:list-item>
        <text:list-item>
          <text:p text:style-name="P49"><text:soft-page-break/><text:span text:style-name="Strong_20_Emphasis"><text:span text:style-name="T16">Azure</text:span></text:span><text:span text:style-name="T16"> es adecuado si ya </text:span><text:span text:style-name="T18">se usan </text:span><text:span text:style-name="T16">otros servicios de Microsoft o si <text:s/></text:span><text:span text:style-name="T18">se </text:span><text:span text:style-name="T16">planea una integración con plataformas corporativas de Microsoft.</text:span></text:p>
        </text:list-item>
      </text:list>
      <text:h text:style-name="P24" text:outline-level="3"><text:bookmark-start text:name="__RefHeading___Toc230_4128919209"/><text:span text:style-name="T16">4. </text:span><text:span text:style-name="Strong_20_Emphasis"><text:span text:style-name="T16">Alojamiento Compartido (Shared Hosting)</text:span></text:span><text:bookmark-end text:name="__RefHeading___Toc230_4128919209"/></text:h>
      <text:p text:style-name="P66">Es la opción más barata, pero con menos control y recursos. No es tan flexible como VPS o PaaS, pero algunos proveedores soportan tecnologías como Flask.</text:p>
      <text:list text:style-name="L20">
        <text:list-item>
          <text:p text:style-name="P50"><text:span text:style-name="Strong_20_Emphasis"><text:span text:style-name="T16">A2 Hosting</text:span></text:span></text:p>
          <text:list>
            <text:list-item>
              <text:p text:style-name="P74">Precios: desde $2.99 USD/mes.</text:p>
            </text:list-item>
            <text:list-item>
              <text:p text:style-name="P74">Soporte para Python (Flask) y PostgreSQL.</text:p>
            </text:list-item>
          </text:list>
        </text:list-item>
        <text:list-item>
          <text:p text:style-name="P50"><text:span text:style-name="Strong_20_Emphasis"><text:span text:style-name="T16">Hostinger</text:span></text:span></text:p>
          <text:list>
            <text:list-item>
              <text:p text:style-name="P74">Precios: desde $1.99 USD/mes.</text:p>
            </text:list-item>
            <text:list-item>
              <text:p text:style-name="P75">No siempre incluye soporte para PostgreSQL de manera sencilla, pero puedes usar otros servicios externos para la base de datos.</text:p>
            </text:list-item>
          </text:list>
        </text:list-item>
      </text:list>
      <text:h text:style-name="P26" text:outline-level="3"/>
      <text:h text:style-name="P28" text:outline-level="3"><text:bookmark-start text:name="__RefHeading___Toc232_4128919209"/>Ahondemos un poco mas en Herooku<text:bookmark-end text:name="__RefHeading___Toc232_4128919209"/></text:h>
      <text:p text:style-name="P39"><text:span text:style-name="Strong_20_Emphasis"><text:span text:style-name="T16">H</text:span></text:span><text:span text:style-name="Strong_20_Emphasis"><text:span text:style-name="T20">eroku</text:span></text:span><text:span text:style-name="T20"> es una plataforma como servicio (PaaS) que facilita el desarrollo, despliegue y escalabilidad de aplicaciones web sin necesidad de gestionar infraestructura compleja. Es ideal para desarrolladores que buscan una forma rápida y eficiente de lanzar aplicaciones sin tener que preocuparse por la administración de servidores. </text:span></text:p>
      <text:h text:style-name="Heading_20_4" text:outline-level="4"><text:bookmark-start text:name="__RefHeading___Toc234_4128919209"/><text:span text:style-name="T16">1. </text:span><text:span text:style-name="Strong_20_Emphasis"><text:span text:style-name="T16">Características Clave de Heroku</text:span></text:span><text:bookmark-end text:name="__RefHeading___Toc234_4128919209"/></text:h>
      <text:list text:style-name="L21">
        <text:list-item>
          <text:p text:style-name="P51"><text:span text:style-name="Strong_20_Emphasis"><text:span text:style-name="T16">Fácil de Usar</text:span></text:span><text:span text:style-name="T16">: Heroku simplifica enormemente el proceso de despliegue. </text:span><text:span text:style-name="T18">Lo que se nesecita </text:span><text:span text:style-name="T16">es preparar</text:span><text:span text:style-name="T17"> </text:span><text:span text:style-name="T18">la</text:span><text:span text:style-name="T17"> </text:span><text:span text:style-name="T16">aplicación (por ejemplo, con Flask), conectarla a un repositorio (como GitHub), y luego usar comandos simples para desplegarla.</text:span></text:p>
        </text:list-item>
        <text:list-item>
          <text:p text:style-name="P51"><text:span text:style-name="Strong_20_Emphasis"><text:span text:style-name="T16">Compatibilidad con Lenguajes</text:span></text:span><text:span text:style-name="T16">: Soporta múltiples lenguajes, incluyendo </text:span><text:span text:style-name="Strong_20_Emphasis"><text:span text:style-name="T16">Python</text:span></text:span><text:span text:style-name="T16"> (ideal para Flask), </text:span><text:span text:style-name="Strong_20_Emphasis"><text:span text:style-name="T16">Node.js</text:span></text:span><text:span text:style-name="T16">, </text:span><text:span text:style-name="Strong_20_Emphasis"><text:span text:style-name="T16">Ruby</text:span></text:span><text:span text:style-name="T16">, </text:span><text:span text:style-name="Strong_20_Emphasis"><text:span text:style-name="T16">Java</text:span></text:span><text:span text:style-name="T16">, </text:span><text:span text:style-name="Strong_20_Emphasis"><text:span text:style-name="T16">PHP</text:span></text:span><text:span text:style-name="T16">, entre otros. Esto lo hace flexible si en el futuro </text:span><text:span text:style-name="T18">si se </text:span><text:span text:style-name="T16">necesita agregar microservicios en otros lenguajes.</text:span></text:p>
        </text:list-item>
        <text:list-item>
          <text:p text:style-name="P51"><text:span text:style-name="Strong_20_Emphasis"><text:span text:style-name="T16">Add-ons</text:span></text:span><text:span text:style-name="T16">: Heroku tiene una gran cantidad de </text:span><text:span text:style-name="Strong_20_Emphasis"><text:span text:style-name="T16">add-ons</text:span></text:span><text:span text:style-name="T16"> que permiten integrar servicios adicionales fácilmente, como bases de datos, herramientas de monitoreo, almacenamiento en caché, gestión de colas, entre otros.</text:span></text:p>
        </text:list-item>
        <text:list-item>
          <text:p text:style-name="P51"><text:span text:style-name="Strong_20_Emphasis"><text:span text:style-name="T16">Escalabilidad Automática</text:span></text:span><text:span text:style-name="T16">: </text:span><text:span text:style-name="T18">Se p</text:span><text:span text:style-name="T16">uedes escalar </text:span><text:span text:style-name="T18">la </text:span><text:span text:style-name="T16">aplicación rápidamente simplemente ajustando el número de </text:span><text:span text:style-name="Strong_20_Emphasis"><text:span text:style-name="T16">dynos</text:span></text:span><text:span text:style-name="T16"> (unidades de proceso que ejecutan</text:span><text:span text:style-name="T17"> </text:span><text:span text:style-name="T18">la</text:span><text:span text:style-name="T17"> </text:span><text:span text:style-name="T16">aplicación). Esto es útil si el tráfico aumenta de manera repentina.</text:span></text:p>
        </text:list-item>
        <text:list-item>
          <text:p text:style-name="P52"><text:span text:style-name="Strong_20_Emphasis"><text:span text:style-name="T16">Gestión Automática de la Infraestructura</text:span></text:span><text:span text:style-name="T16">: Heroku gestiona automáticamente todo lo relacionado con la infraestructura subyacente, como la actualización del sistema operativo, la aplicación de parches de seguridad y la asignación de recursos.</text:span></text:p>
        </text:list-item>
      </text:list>
      <text:h text:style-name="Heading_20_4" text:outline-level="4"><text:bookmark-start text:name="__RefHeading___Toc236_4128919209"/><text:span text:style-name="T16">2. </text:span><text:span text:style-name="Strong_20_Emphasis"><text:span text:style-name="T16">Despliegue en Heroku</text:span></text:span><text:bookmark-end text:name="__RefHeading___Toc236_4128919209"/></text:h>
      <text:list text:style-name="L22">
        <text:list-item>
          <text:p text:style-name="P53"><text:span text:style-name="Strong_20_Emphasis"><text:span text:style-name="T16">Deploy desde GitHub</text:span></text:span><text:span text:style-name="T16">: Puede conectar directamente </text:span><text:span text:style-name="T18">el </text:span><text:span text:style-name="T16">repositorio de </text:span><text:span text:style-name="Strong_20_Emphasis"><text:span text:style-name="T16">GitHub</text:span></text:span><text:span text:style-name="T16"> a Heroku, permitiendo despliegues automáticos cada vez que haces un cambio en </text:span><text:span text:style-name="T18">el </text:span><text:span text:style-name="T16">código.</text:span></text:p>
        </text:list-item>
        <text:list-item>
          <text:p text:style-name="P53"><text:span text:style-name="Strong_20_Emphasis"><text:span text:style-name="T16">Deploy desde Git</text:span></text:span><text:span text:style-name="T16">: También puede hacer el despliegue directamente desde </text:span><text:span text:style-name="T18">el </text:span><text:span text:style-name="T16">sistema local con </text:span><text:span text:style-name="Source_20_Text"><text:span text:style-name="T16">git push heroku main.</text:span></text:span></text:p>
        </text:list-item>
        <text:list-item>
          <text:p text:style-name="P54"><text:span text:style-name="Strong_20_Emphasis"><text:span text:style-name="T16">Pipeline de CI/CD</text:span></text:span><text:span text:style-name="T16">: Heroku ofrece una integración directa con sistemas de CI/CD (Continuous Integration/Continuous Deployment), permitiendo hacer pruebas y desplegar automáticamente a producción cuando las pruebas son exitosas.</text:span></text:p>
        </text:list-item>
      </text:list>
      <text:h text:style-name="Heading_20_4" text:outline-level="4"><text:bookmark-start text:name="__RefHeading___Toc238_4128919209"/><text:span text:style-name="T16">3. </text:span><text:span text:style-name="Strong_20_Emphasis"><text:span text:style-name="T16">Escalabilidad</text:span></text:span><text:bookmark-end text:name="__RefHeading___Toc238_4128919209"/></text:h>
      <text:list text:style-name="L23">
        <text:list-item>
          <text:p text:style-name="P55"><text:span text:style-name="T16">Heroku facilita mucho el proceso de escalabilidad. A medida que el tráfico de </text:span><text:span text:style-name="T18">la</text:span><text:span text:style-name="T16"> aplicación crezca, puedes aumentar el número de </text:span><text:span text:style-name="Strong_20_Emphasis"><text:span text:style-name="T16">dynos</text:span></text:span><text:span text:style-name="T16"> fácilmente con un comando.</text:span></text:p>
        </text:list-item>
        <text:list-item>
          <text:p text:style-name="P55"><text:span text:style-name="T16">Puedes escalar tanto </text:span><text:span text:style-name="Strong_20_Emphasis"><text:span text:style-name="T16">horizontal</text:span></text:span><text:span text:style-name="T16"> como </text:span><text:span text:style-name="Strong_20_Emphasis"><text:span text:style-name="T16">verticalmente</text:span></text:span><text:span text:style-name="T16">:</text:span></text:p>
          <text:list>
            <text:list-item>
              <text:p text:style-name="P55"><text:soft-page-break/><text:span text:style-name="Strong_20_Emphasis"><text:span text:style-name="T16">Escalabilidad horizontal</text:span></text:span><text:span text:style-name="T16">: Aumentar el número de dynos para gestionar más peticiones.</text:span></text:p>
            </text:list-item>
            <text:list-item>
              <text:p text:style-name="P56"><text:span text:style-name="Strong_20_Emphasis"><text:span text:style-name="T16">Escalabilidad vertical</text:span></text:span><text:span text:style-name="T16">: Aumentar los recursos asignados a cada dyno, como la cantidad de RAM o CPU.</text:span></text:p>
            </text:list-item>
          </text:list>
        </text:list-item>
      </text:list>
      <text:h text:style-name="Heading_20_4" text:outline-level="4"><text:bookmark-start text:name="__RefHeading___Toc240_4128919209"/><text:span text:style-name="T16">4. </text:span><text:span text:style-name="Strong_20_Emphasis"><text:span text:style-name="T16">Add-ons</text:span></text:span><text:bookmark-end text:name="__RefHeading___Toc240_4128919209"/></text:h>
      <text:p text:style-name="P64"><text:span text:style-name="T16">Heroku tiene un </text:span><text:span text:style-name="Strong_20_Emphasis"><text:span text:style-name="T16">Marketplace</text:span></text:span><text:span text:style-name="T16"> con más de 200 add-ons para mejorar </text:span><text:span text:style-name="T19">la</text:span><text:span text:style-name="T16"> aplicación. Algunos de los más útiles para </text:span><text:span text:style-name="T18">el</text:span><text:span text:style-name="T16"> proyecto podrían ser:</text:span></text:p>
      <text:list text:style-name="L24">
        <text:list-item>
          <text:p text:style-name="P57"><text:span text:style-name="Strong_20_Emphasis"><text:span text:style-name="T16">Heroku Postgres</text:span></text:span><text:span text:style-name="T16">: Un servicio de bases de datos gestionadas PostgreSQL. Tiene un plan gratuito que permite almacenar hasta 1,000 filas, con opciones pagas para bases de datos más grandes.</text:span></text:p>
        </text:list-item>
        <text:list-item>
          <text:p text:style-name="P57"><text:span text:style-name="Strong_20_Emphasis"><text:span text:style-name="T16">Redis</text:span></text:span><text:span text:style-name="T16">: Para implementar caching en </text:span><text:span text:style-name="T18">la </text:span><text:span text:style-name="T16">aplicación y mejorar el rendimiento.</text:span></text:p>
        </text:list-item>
        <text:list-item>
          <text:p text:style-name="P57"><text:span text:style-name="Strong_20_Emphasis"><text:span text:style-name="T16">Papertrail</text:span></text:span><text:span text:style-name="T16">: Para almacenar y consultar logs de la aplicación, útil para depurar problemas.</text:span></text:p>
        </text:list-item>
        <text:list-item>
          <text:p text:style-name="P57"><text:span text:style-name="Strong_20_Emphasis"><text:span text:style-name="T16">SendGrid</text:span></text:span><text:span text:style-name="T16">: Para enviar emails desde</text:span><text:span text:style-name="T17"> </text:span><text:span text:style-name="T18">la</text:span><text:span text:style-name="T17"> </text:span><text:span text:style-name="T16">aplicación, por ejemplo, para notificaciones o restablecimiento de contraseñas.</text:span></text:p>
        </text:list-item>
        <text:list-item>
          <text:p text:style-name="P58"><text:span text:style-name="Strong_20_Emphasis"><text:span text:style-name="T16">New Relic</text:span></text:span><text:span text:style-name="T16">: Para monitoreo de rendimiento y análisis de la aplicación.</text:span></text:p>
        </text:list-item>
      </text:list>
      <text:h text:style-name="Heading_20_4" text:outline-level="4"><text:bookmark-start text:name="__RefHeading___Toc242_4128919209"/><text:span text:style-name="T16">5. </text:span><text:span text:style-name="Strong_20_Emphasis"><text:span text:style-name="T16">Planes y Precios</text:span></text:span><text:bookmark-end text:name="__RefHeading___Toc242_4128919209"/></text:h>
      <text:p text:style-name="P66">Heroku ofrece varios planes que se ajustan a diferentes necesidades. Aquí están los más relevantes:</text:p>
      <text:list text:style-name="L25">
        <text:list-item>
          <text:p text:style-name="P59"><text:span text:style-name="Strong_20_Emphasis"><text:span text:style-name="T16">Plan Free (Gratuito)</text:span></text:span><text:span text:style-name="T16">:</text:span></text:p>
          <text:list>
            <text:list-item>
              <text:p text:style-name="P76">Este plan permite desplegar aplicaciones en servidores compartidos. <text:span text:style-name="T7">Las</text:span> aplicaciones entran en modo de "hibernación" después de 30 minutos de inactividad </text:p>
            </text:list-item>
            <text:list-item>
              <text:p text:style-name="P76">Limitado a 550 horas de ejecución de dynos al mes, lo que equivale aproximadamente a 22 días de ejecución continua.</text:p>
            </text:list-item>
            <text:list-item>
              <text:p text:style-name="P76">Útil para pruebas o aplicaciones con bajo tráfico, pero no para producción si esperas que los usuarios accedan a la aplicación en cualquier momento.</text:p>
            </text:list-item>
            <text:list-item>
              <text:p text:style-name="P76">Heroku Postgres: 1,000 filas de datos de PostgreSQL gratis.</text:p>
            </text:list-item>
          </text:list>
        </text:list-item>
        <text:list-item>
          <text:p text:style-name="P59"><text:span text:style-name="Strong_20_Emphasis"><text:span text:style-name="T16">Plan Hobby ($7 USD/mes por dyno)</text:span></text:span><text:span text:style-name="T16">:</text:span></text:p>
          <text:list>
            <text:list-item>
              <text:p text:style-name="P76">Es más estable que el plan gratuito y no entra en modo hibernación.</text:p>
            </text:list-item>
            <text:list-item>
              <text:p text:style-name="P76">Ideal para pequeñas aplicaciones en producción con tráfico bajo o medio.</text:p>
            </text:list-item>
            <text:list-item>
              <text:p text:style-name="P76">Heroku Postgres: Almacena más datos (en la versión paga de PostgreSQL).</text:p>
            </text:list-item>
          </text:list>
        </text:list-item>
        <text:list-item>
          <text:p text:style-name="P59"><text:span text:style-name="Strong_20_Emphasis"><text:span text:style-name="T16">Plan Standard y superiores (a partir de $25 USD/mes por dyno)</text:span></text:span><text:span text:style-name="T16">:</text:span></text:p>
          <text:list>
            <text:list-item>
              <text:p text:style-name="P76"><text:soft-page-break/>Estos planes son adecuados para aplicaciones que necesitan más rendimiento y mayor capacidad de escalado.</text:p>
            </text:list-item>
            <text:list-item>
              <text:p text:style-name="P76">Incluyen dynos más potentes, con mejor rendimiento y más capacidad de procesamiento.</text:p>
            </text:list-item>
            <text:list-item>
              <text:p text:style-name="P76">Ideal para aplicaciones con tráfico moderado o alto.</text:p>
            </text:list-item>
          </text:list>
        </text:list-item>
        <text:list-item>
          <text:p text:style-name="P59"><text:span text:style-name="Strong_20_Emphasis"><text:span text:style-name="T16">Add-ons Pagos</text:span></text:span><text:span text:style-name="T16">: Los precios de los add-ons también varían. Por ejemplo, si </text:span><text:span text:style-name="T18">se opta</text:span><text:span text:style-name="T16"> por una base de datos PostgreSQL gestionada de mayor capacidad, los precios comienzan en </text:span><text:span text:style-name="Strong_20_Emphasis"><text:span text:style-name="T16">$9 USD/mes</text:span></text:span><text:span text:style-name="T16"> y suben dependiendo del tamaño y el rendimiento necesario.</text:span></text:p>
        </text:list-item>
      </text:list>
      <text:h text:style-name="P29" text:outline-level="3"/>
      <text:h text:style-name="Heading_20_4" text:outline-level="4"><text:bookmark-start text:name="__RefHeading___Toc244_4128919209"/><text:span text:style-name="T16">6. </text:span><text:span text:style-name="Strong_20_Emphasis"><text:span text:style-name="T16">Desventajas de Heroku</text:span></text:span><text:bookmark-end text:name="__RefHeading___Toc244_4128919209"/></text:h>
      <text:list text:style-name="L26">
        <text:list-item>
          <text:p text:style-name="P60"><text:span text:style-name="Strong_20_Emphasis"><text:span text:style-name="T16">Costo</text:span></text:span><text:span text:style-name="T16">: A medida que la aplicación crece, Heroku puede volverse más caro que opciones como un VPS. Aunque es muy conveniente, si tu aplicación consume muchos recursos (por ejemplo, con muchas consultas a la base de datos), los costos pueden escalar rápidamente.</text:span></text:p>
        </text:list-item>
        <text:list-item>
          <text:p text:style-name="P60"><text:span text:style-name="Strong_20_Emphasis"><text:span text:style-name="T16">Limitaciones de Personalización</text:span></text:span><text:span text:style-name="T16">: Aunque Heroku es muy flexible, no tienes control total sobre la infraestructura subyacente como tendrías con un VPS o un servidor dedicado.</text:span></text:p>
        </text:list-item>
        <text:list-item>
          <text:p text:style-name="P61"><text:span text:style-name="Strong_20_Emphasis"><text:span text:style-name="T16">Dynos durmientes (en plan gratuito)</text:span></text:span><text:span text:style-name="T16">: Las aplicaciones en el plan gratuito se suspenden cuando no se usan durante un tiempo, lo que significa que los usuarios podrían experimentar un retraso cuando intenten acceder por primera vez tras un periodo de inactividad.</text:span></text:p>
        </text:list-item>
      </text:list>
      <text:p text:style-name="P77"/>
      <text:h text:style-name="P21" text:outline-level="4"><text:bookmark-start text:name="__RefHeading___Toc248_4128919209"/>Comparemos los servicios de AWS y heroku(los que me parecen mas interesantes)<text:bookmark-end text:name="__RefHeading___Toc248_4128919209"/></text:h>
      <table:table table:name="Tabla2" table:style-name="Tabla2">
        <table:table-column table:style-name="Tabla2.A" table:number-columns-repeated="3"/>
        <table:table-row>
          <table:table-cell table:style-name="Tabla2.A1" office:value-type="string">
            <text:p text:style-name="P36">Característic<text:span text:style-name="T7">a</text:span></text:p>
          </table:table-cell>
          <table:table-cell table:style-name="Tabla2.A1" office:value-type="string">
            <text:p text:style-name="P34"><text:span text:style-name="Strong_20_Emphasis"><text:span text:style-name="T16">PaaS (Plataforma como Servicio)</text:span></text:span></text:p>
          </table:table-cell>
          <table:table-cell table:style-name="Tabla2.C1" office:value-type="string">
            <text:p text:style-name="P34"><text:span text:style-name="Strong_20_Emphasis"><text:span text:style-name="T16">IaaS (Infraestructura como Servicio)</text:span></text:span><text:span text:style-name="T16"> </text:span></text:p>
          </table:table-cell>
        </table:table-row>
        <table:table-row>
          <table:table-cell table:style-name="Tabla2.A2" office:value-type="string">
            <text:p text:style-name="P37">Definición</text:p>
          </table:table-cell>
          <table:table-cell table:style-name="Tabla2.A2" office:value-type="string">
            <text:p text:style-name="P34"><text:span text:style-name="T16">Plataforma completa que gestiona el entorno de desarrollo, despliegue y escalado de aplicaciones. Ejemplos: </text:span><text:span text:style-name="Strong_20_Emphasis"><text:span text:style-name="T16">Heroku</text:span></text:span><text:span text:style-name="T16">, </text:span><text:span text:style-name="Strong_20_Emphasis"><text:span text:style-name="T16">Google App Engine</text:span></text:span><text:span text:style-name="T16">, </text:span><text:span text:style-name="Strong_20_Emphasis"><text:span text:style-name="T16">AWS Elastic Beanstalk</text:span></text:span><text:span text:style-name="T16">. </text:span></text:p>
          </table:table-cell>
          <table:table-cell table:style-name="Tabla2.C2" office:value-type="string">
            <text:p text:style-name="P34"><text:span text:style-name="T16">Provisión de recursos de infraestructura como servidores, redes y almacenamiento. Ejemplos: </text:span><text:span text:style-name="Strong_20_Emphasis"><text:span text:style-name="T16">AWS EC2</text:span></text:span><text:span text:style-name="T16">, </text:span><text:span text:style-name="Strong_20_Emphasis"><text:span text:style-name="T16">Google Cloud Compute</text:span></text:span><text:span text:style-name="T16">, </text:span><text:span text:style-name="Strong_20_Emphasis"><text:span text:style-name="T16">Azure VMs</text:span></text:span><text:span text:style-name="T16">. </text:span></text:p>
          </table:table-cell>
        </table:table-row>
        <table:table-row>
          <table:table-cell table:style-name="Tabla2.A2" office:value-type="string">
            <text:p text:style-name="P37">Control</text:p>
          </table:table-cell>
          <table:table-cell table:style-name="Tabla2.A2" office:value-type="string">
            <text:p text:style-name="P35">Control limitado sobre la infraestructura. Los proveedores gestionan el sistema operativo, actualizaciones, y configuraciones. </text:p>
          </table:table-cell>
          <table:table-cell table:style-name="Tabla2.C2" office:value-type="string">
            <text:p text:style-name="P35">Control total sobre el sistema operativo, red, almacenamiento y configuraciones de los servidores. </text:p>
          </table:table-cell>
        </table:table-row>
        <table:table-row>
          <table:table-cell table:style-name="Tabla2.A2" office:value-type="string">
            <text:p text:style-name="P37">Facilidad de uso</text:p>
          </table:table-cell>
          <table:table-cell table:style-name="Tabla2.A2" office:value-type="string">
            <text:p text:style-name="P35">Muy fácil de usar. Los desarrolladores se enfocan solo en el código y el despliegue. No requieren conocimientos profundos de la infraestructura. </text:p>
          </table:table-cell>
          <table:table-cell table:style-name="Tabla2.C2" office:value-type="string">
            <text:p text:style-name="P35">Requiere más conocimientos técnicos para gestionar, configurar y mantener la infraestructura. </text:p>
          </table:table-cell>
        </table:table-row>
        <table:table-row>
          <table:table-cell table:style-name="Tabla2.A2" office:value-type="string">
            <text:p text:style-name="P37">Flexibilidad</text:p>
          </table:table-cell>
          <table:table-cell table:style-name="Tabla2.A2" office:value-type="string">
            <text:p text:style-name="P35">Limitada en cuanto a personalización del entorno y configuración avanzada. Ideal para aplicaciones estándar. </text:p>
          </table:table-cell>
          <table:table-cell table:style-name="Tabla2.C2" office:value-type="string">
            <text:p text:style-name="P35">Alta flexibilidad y personalización. Puedes configurar el entorno exactamente como desees. </text:p>
          </table:table-cell>
        </table:table-row>
        <table:table-row>
          <table:table-cell table:style-name="Tabla2.A2" office:value-type="string">
            <text:p text:style-name="P37">Escalibilidad</text:p>
          </table:table-cell>
          <table:table-cell table:style-name="Tabla2.A2" office:value-type="string">
            <text:p text:style-name="P35">Escalabilidad automática o gestionada fácilmente por el proveedor. Menos trabajo manual para aumentar recursos. </text:p>
          </table:table-cell>
          <table:table-cell table:style-name="Tabla2.C2" office:value-type="string">
            <text:p text:style-name="P35">La escalabilidad es manual y requiere intervención del usuario para gestionar la capacidad. </text:p>
          </table:table-cell>
        </table:table-row>
        <table:table-row>
          <table:table-cell table:style-name="Tabla2.A2" office:value-type="string">
            <text:p text:style-name="P37">Despliegue</text:p>
          </table:table-cell>
          <table:table-cell table:style-name="Tabla2.A2" office:value-type="string">
            <text:p text:style-name="P35">Despliegue rápido y sencillo. No requiere gestión de servidores, solo especificar los recursos necesarios. </text:p>
          </table:table-cell>
          <table:table-cell table:style-name="Tabla2.C2" office:value-type="string">
            <text:p text:style-name="P35">El despliegue es más complejo, ya que implica configurar servidores, redes y almacenamiento antes de desplegar la aplicación. </text:p>
          </table:table-cell>
        </table:table-row>
        <table:table-row>
          <table:table-cell table:style-name="Tabla2.A2" office:value-type="string">
            <text:p text:style-name="P37">Costos iniciales</text:p>
          </table:table-cell>
          <table:table-cell table:style-name="Tabla2.A2" office:value-type="string">
            <text:p text:style-name="P35">Inicialmente más económico. No hay necesidad de comprar <text:soft-page-break/>hardware o mantener servidores. Planes gratuitos disponibles en algunas plataformas. </text:p>
          </table:table-cell>
          <table:table-cell table:style-name="Tabla2.C2" office:value-type="string">
            <text:p text:style-name="P35">Mayor costo inicial en comparación, ya que pagas por <text:soft-page-break/>la infraestructura directamente (CPU, RAM, almacenamiento). Los costos dependen del uso exacto de los recursos. </text:p>
          </table:table-cell>
        </table:table-row>
        <table:table-row>
          <table:table-cell table:style-name="Tabla2.A2" office:value-type="string">
            <text:p text:style-name="P37">Costo total</text:p>
          </table:table-cell>
          <table:table-cell table:style-name="Tabla2.A2" office:value-type="string">
            <text:p text:style-name="P35">Puede volverse costoso al escalar si no se optimiza bien el uso de recursos, especialmente si se requieren muchos add-ons o servicios adicionales. </text:p>
          </table:table-cell>
          <table:table-cell table:style-name="Tabla2.C2" office:value-type="string">
            <text:p text:style-name="P35">Generalmente más económico a gran escala, ya que puedes optimizar el uso de recursos y pagar solo por lo que usas, aunque requiere más gestión. </text:p>
          </table:table-cell>
        </table:table-row>
        <table:table-row>
          <table:table-cell table:style-name="Tabla2.A2" office:value-type="string">
            <text:p text:style-name="P37">Mantenimiento</text:p>
          </table:table-cell>
          <table:table-cell table:style-name="Tabla2.A2" office:value-type="string">
            <text:p text:style-name="P35">Sin preocupaciones por el mantenimiento del sistema operativo, parches de seguridad o actualizaciones. Todo esto es gestionado por el proveedor. </text:p>
          </table:table-cell>
          <table:table-cell table:style-name="Tabla2.C2" office:value-type="string">
            <text:p text:style-name="P35">El mantenimiento es responsabilidad del usuario, incluyendo parches, actualizaciones y seguridad del sistema operativo. </text:p>
          </table:table-cell>
        </table:table-row>
        <table:table-row>
          <table:table-cell table:style-name="Tabla2.A2" office:value-type="string">
            <text:p text:style-name="P37">Seguridad</text:p>
          </table:table-cell>
          <table:table-cell table:style-name="Tabla2.A2" office:value-type="string">
            <text:p text:style-name="P35">Seguridad gestionada por el proveedor en términos de protección del sistema y la infraestructura, aunque el usuario debe gestionar la seguridad de la aplicación. </text:p>
          </table:table-cell>
          <table:table-cell table:style-name="Tabla2.C2" office:value-type="string">
            <text:p text:style-name="P35">Mayor control sobre la seguridad, pero también mayor responsabilidad del usuario para configurar firewalls, políticas de acceso y otras protecciones. </text:p>
          </table:table-cell>
        </table:table-row>
        <table:table-row>
          <table:table-cell table:style-name="Tabla2.A2" office:value-type="string">
            <text:p text:style-name="P37">Casos de uso</text:p>
          </table:table-cell>
          <table:table-cell table:style-name="Tabla2.A2" office:value-type="string">
            <text:p text:style-name="P35">Ideal para startups, proyectos pequeños o medianos, y aplicaciones web con configuraciones estándar que requieren rápido despliegue. </text:p>
          </table:table-cell>
          <table:table-cell table:style-name="Tabla2.C2" office:value-type="string">
            <text:p text:style-name="P35">Adecuado para aplicaciones empresariales grandes, con necesidades personalizadas, configuraciones complejas o aquellas que requieren alta flexibilidad. </text:p>
          </table:table-cell>
        </table:table-row>
        <table:table-row>
          <table:table-cell table:style-name="Tabla2.A2" office:value-type="string">
            <text:p text:style-name="P37">Dependencia del proveedor</text:p>
          </table:table-cell>
          <table:table-cell table:style-name="Tabla2.A2" office:value-type="string">
            <text:p text:style-name="P35">Alta. Los desarrolladores dependen de la infraestructura y características específicas del proveedor. Migrar a otra plataforma puede ser complejo. </text:p>
          </table:table-cell>
          <table:table-cell table:style-name="Tabla2.C2" office:value-type="string">
            <text:p text:style-name="P35">Menor dependencia. Aunque estés usando un proveedor de IaaS, puedes mover tus recursos a otra infraestructura con menos complicaciones. </text:p>
          </table:table-cell>
        </table:table-row>
        <table:table-row>
          <table:table-cell table:style-name="Tabla2.A2" office:value-type="string">
            <text:p text:style-name="P37">Soporte para tecnologías emergentes</text:p>
          </table:table-cell>
          <table:table-cell table:style-name="Tabla2.A2" office:value-type="string">
            <text:p text:style-name="P35">Los proveedores PaaS suelen actualizar con soporte para nuevas tecnologías rápidamente. Sin embargo, si necesitas algo específico que <text:soft-page-break/>no soportan, puede ser limitante. </text:p>
          </table:table-cell>
          <table:table-cell table:style-name="Tabla2.C2" office:value-type="string">
            <text:p text:style-name="P35">Puedes implementar cualquier tecnología o software emergente siempre que puedas configurarlo en los servidores. </text:p>
          </table:table-cell>
        </table:table-row>
      </table:table>
      <text:p text:style-name="P77"/>
      <text:h text:style-name="P27" text:outline-level="3"/>
      <text:h text:style-name="P24" text:outline-level="3"><text:bookmark-start text:name="__RefHeading___Toc246_4128919209"/><text:span text:style-name="Strong_20_Emphasis"><text:span text:style-name="T16">Conclusión</text:span></text:span><text:bookmark-end text:name="__RefHeading___Toc246_4128919209"/></text:h>
      <text:list text:style-name="L27">
        <text:list-item>
          <text:p text:style-name="P62"><text:span text:style-name="Strong_20_Emphasis"><text:span text:style-name="T16">PaaS</text:span></text:span><text:span text:style-name="T16"> es ideal si </text:span><text:span text:style-name="T18">se </text:span><text:span text:style-name="T16">busca simplicidad, despliegue rápido y no quieres preocupa</text:span><text:span text:style-name="T18">ciones</text:span><text:span text:style-name="T16"> por la gestión de la infraestructura. Es perfecto para startups, proyectos pequeños y medianos, o cuando la velocidad de desarrollo es clave.</text:span></text:p>
        </text:list-item>
        <text:list-item>
          <text:p text:style-name="P63"><text:span text:style-name="Strong_20_Emphasis"><text:span text:style-name="T16">IaaS</text:span></text:span><text:span text:style-name="T16"> es la opción preferida si </text:span><text:span text:style-name="T18">se </text:span><text:span text:style-name="T16">necesita más control sobre la infraestructura, personalización y </text:span><text:span text:style-name="T18">se </text:span><text:span text:style-name="T16">está dispuesto a gestionar configuraciones y mantenimiento. Es mejor para proyectos más grandes y complejos que requieren control detallado sobre los recursos.</text:span></text:p>
        </text:list-item>
      </text:list>
      <text:p text:style-name="P79">Al parecer luego de toda la investigacion realizada, la mejor decision y opcion para mi es un servidor Paas, en los cuales encaja el servicio de Herooku, para practicas iniciales podria funcionar tal servicio, cuando crezcan los clientes se puede realizar una migracion completa a<text:span text:style-name="T15">l</text:span> otro servicio <text:span text:style-name="T15">Iaas </text:span><text:span text:style-name="T22">que pertenece a AWS</text:span>.</text:p>
      <text:h text:style-name="P25" text:outline-level="3"><text:bookmark-start text:name="__RefHeading___Toc269_4128919209"/>Bibliografía<text:bookmark-end text:name="__RefHeading___Toc269_4128919209"/></text:h>
      <text:p text:style-name="P78"/>
      <text:p text:style-name="P78">Armbrust, M., et al. (2010). "A view of cloud computing." Communications of the ACM, 53(4), 50-58.</text:p>
      <text:p text:style-name="P78">Hussain, F., et al. (2013). "A framework for cloud platform selection based on provider’s ranking." Journal of Cloud Computing, 2(1), 1-17.</text:p>
      <text:p text:style-name="P78">Buyya, R., et al. (2011). Cloud Computing: Principles and Paradigms. Wile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fill-image draw:name="logo-sena-negro-png-2022" xlink:href="Pictures/10000001000005DC000005BE82C956D51E701C4F.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MX"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4.5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3.51cm" style:type="right" style:leader-style="dotted" style:leader-text="."/>
        </style:tab-stops>
      </style:paragraph-properties>
    </style:style>
    <style:style style:name="List_20_Paragraph" style:display-name="List Paragraph" style:family="paragraph" style:parent-style-name="Standard">
      <style:paragraph-properties fo:margin-left="0.706cm" fo:margin-right="0cm" fo:text-indent="-0.506cm" style:auto-text-indent="false"/>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 style:family="paragraph" style:parent-style-name="Caption" style:class="extra"/>
    <style:style style:name="Contents_20_6" style:display-name="Contents 6" style:family="paragraph" style:parent-style-name="Index" style:class="index">
      <style:paragraph-properties fo:margin-left="2.499cm" fo:text-indent="0cm" style:auto-text-indent="false">
        <style:tab-stops>
          <style:tab-stop style:position="14.011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3.01cm" style:type="right" style:leader-style="dotted" style:leader-text="."/>
        </style:tab-stops>
      </style:paragraph-properties>
    </style:style>
    <style:style style:name="Default" style:family="paragraph">
      <style:paragraph-properties fo:text-align="start" style:justify-single-word="false"/>
      <style:text-properties fo:color="#000000" loext:opacity="100%" style:font-name="Arial" fo:font-family="Arial" style:font-family-generic="roman" style:font-pitch="variable" fo:font-size="12pt" style:font-size-asian="12pt"/>
    </style:style>
    <style:style style:name="Contents_20_3" style:display-name="Contents 3" style:family="paragraph" style:parent-style-name="Index" style:class="index">
      <style:paragraph-properties fo:margin-left="1cm" fo:text-indent="0cm" style:auto-text-indent="false">
        <style:tab-stops>
          <style:tab-stop style:position="15.51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01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ListLabel_20_46" style:display-name="ListLabel 46" style:family="text">
      <style:text-properties fo:color="#000000" loext:opacity="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5" style:display-name="ListLabel 55" style:family="text"/>
    <style:style style:name="ListLabel_20_56" style:display-name="ListLabel 56"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74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011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2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551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821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091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361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631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55"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56"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logo-sena-negro-png-2022" draw:fill-image-width="1cm" draw:fill-image-height="1cm" style:repeat="no-repeat" draw:fill-image-ref-point="center" style:footnote-max-height="0cm" loext:margin-gutter="0cm">
        <style:background-image xlink:href="Pictures/10000001000005DC000005BE82C956D51E701C4F.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logo-sena-negro-png-2022" draw:fill-image-width="1cm" draw:fill-image-height="1cm" style:repeat="no-repeat" draw:fill-image-ref-point="center"/>
    </style:style>
  </office:automatic-styles>
  <office:master-styles>
    <style:master-page style:name="Standard" style:page-layout-name="Mpm1" draw:style-name="Mdp1">
      <style:header>
        <text:p text:style-name="Header"/>
        <text:p text:style-name="Header"><text:tab/><text:tab/><text:page-number text:select-page="current">16</text:page-number></text:p>
      </style:header>
    </style:master-page>
    <style:master-page style:name="First_20_Page" style:display-name="First Page"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2T14:57:00</meta:creation-date>
    <dc:date>2024-10-19T17:22:26.852000000</dc:date>
    <meta:editing-duration>P16DT4H14M2S</meta:editing-duration>
    <meta:editing-cycles>50</meta:editing-cycles>
    <meta:generator>LibreOffice/7.6.2.1$Windows_X86_64 LibreOffice_project/56f7684011345957bbf33a7ee678afaf4d2ba333</meta:generator>
    <meta:print-date>2024-06-17T01:03:14.045000000</meta:print-date>
    <meta:printed-by>Archivos PDF</meta:printed-by>
    <meta:initial-creator>ASTRID SUAREZ</meta:initial-creator>
    <meta:document-statistic meta:table-count="2" meta:image-count="0" meta:object-count="0" meta:page-count="16" meta:paragraph-count="232" meta:word-count="2950" meta:character-count="19333" meta:non-whitespace-character-count="16680"/>
  </office:meta>
</office:document-meta>
</file>